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anny_5f_admin_5f_data" style:display-name="danny_admin_data" style:family="table">
      <style:table-properties style:width="14.649cm" table:align="margins"/>
    </style:style>
    <style:style style:name="danny_5f_admin_5f_data.A" style:display-name="danny_admin_data.A" style:family="table-column">
      <style:table-column-properties style:column-width="3.662cm" style:rel-column-width="16383*"/>
    </style:style>
    <style:style style:name="danny_5f_admin_5f_data.D" style:display-name="danny_admin_data.D" style:family="table-column">
      <style:table-column-properties style:column-width="3.664cm" style:rel-column-width="16386*"/>
    </style:style>
    <style:style style:name="Таблица1" style:family="table">
      <style:table-properties style:width="14.649cm" table:align="margins"/>
    </style:style>
    <style:style style:name="Таблица1.A" style:family="table-column">
      <style:table-column-properties style:column-width="3.662cm" style:rel-column-width="16383*"/>
    </style:style>
    <style:style style:name="Таблица1.D" style:family="table-column">
      <style:table-column-properties style:column-width="3.664cm" style:rel-column-width="16386*"/>
    </style:style>
    <style:style style:name="danny_5f_admin_5f_sess_5f_data" style:display-name="danny_admin_sess_data" style:family="table">
      <style:table-properties style:width="14.649cm" table:align="margins"/>
    </style:style>
    <style:style style:name="danny_5f_admin_5f_sess_5f_data.A" style:display-name="danny_admin_sess_data.A" style:family="table-column">
      <style:table-column-properties style:column-width="3.662cm" style:rel-column-width="16383*"/>
    </style:style>
    <style:style style:name="danny_5f_admin_5f_sess_5f_data.D" style:display-name="danny_admin_sess_data.D" style:family="table-column">
      <style:table-column-properties style:column-width="3.664cm" style:rel-column-width="16386*"/>
    </style:style>
    <style:style style:name="Таблица2" style:family="table">
      <style:table-properties style:width="14.649cm" table:align="margins"/>
    </style:style>
    <style:style style:name="Таблица2.A" style:family="table-column">
      <style:table-column-properties style:column-width="3.662cm" style:rel-column-width="16383*"/>
    </style:style>
    <style:style style:name="Таблица2.D" style:family="table-column">
      <style:table-column-properties style:column-width="3.664cm" style:rel-column-width="16386*"/>
    </style:style>
    <style:style style:name="danny_5f_article_5f_data" style:display-name="danny_article_data" style:family="table">
      <style:table-properties style:width="14.649cm" table:align="margins"/>
    </style:style>
    <style:style style:name="danny_5f_article_5f_data.A" style:display-name="danny_article_data.A" style:family="table-column">
      <style:table-column-properties style:column-width="3.662cm" style:rel-column-width="16383*"/>
    </style:style>
    <style:style style:name="danny_5f_article_5f_data.D" style:display-name="danny_article_data.D" style:family="table-column">
      <style:table-column-properties style:column-width="3.664cm" style:rel-column-width="16386*"/>
    </style:style>
    <style:style style:name="Таблица3" style:family="table">
      <style:table-properties style:width="14.649cm" table:align="margins"/>
    </style:style>
    <style:style style:name="Таблица3.A" style:family="table-column">
      <style:table-column-properties style:column-width="3.662cm" style:rel-column-width="16383*"/>
    </style:style>
    <style:style style:name="Таблица3.D" style:family="table-column">
      <style:table-column-properties style:column-width="3.664cm" style:rel-column-width="16386*"/>
    </style:style>
    <style:style style:name="danny_5f_article_5f_search_5f_data" style:display-name="danny_article_search_data" style:family="table">
      <style:table-properties style:width="14.649cm" table:align="margins"/>
    </style:style>
    <style:style style:name="danny_5f_article_5f_search_5f_data.A" style:display-name="danny_article_search_data.A" style:family="table-column">
      <style:table-column-properties style:column-width="3.662cm" style:rel-column-width="16383*"/>
    </style:style>
    <style:style style:name="danny_5f_article_5f_search_5f_data.D" style:display-name="danny_article_search_data.D" style:family="table-column">
      <style:table-column-properties style:column-width="3.664cm" style:rel-column-width="16386*"/>
    </style:style>
    <style:style style:name="Таблица4" style:family="table">
      <style:table-properties style:width="14.649cm" table:align="margins"/>
    </style:style>
    <style:style style:name="Таблица4.A" style:family="table-column">
      <style:table-column-properties style:column-width="3.662cm" style:rel-column-width="16383*"/>
    </style:style>
    <style:style style:name="Таблица4.D" style:family="table-column">
      <style:table-column-properties style:column-width="3.664cm" style:rel-column-width="16386*"/>
    </style:style>
    <style:style style:name="danny_5f_banners_5f_data" style:display-name="danny_banners_data" style:family="table">
      <style:table-properties style:width="14.649cm" table:align="margins"/>
    </style:style>
    <style:style style:name="danny_5f_banners_5f_data.A" style:display-name="danny_banners_data.A" style:family="table-column">
      <style:table-column-properties style:column-width="3.662cm" style:rel-column-width="16383*"/>
    </style:style>
    <style:style style:name="danny_5f_banners_5f_data.D" style:display-name="danny_banners_data.D" style:family="table-column">
      <style:table-column-properties style:column-width="3.664cm" style:rel-column-width="16386*"/>
    </style:style>
    <style:style style:name="Таблица5" style:family="table">
      <style:table-properties style:width="14.649cm" table:align="margins"/>
    </style:style>
    <style:style style:name="Таблица5.A" style:family="table-column">
      <style:table-column-properties style:column-width="3.662cm" style:rel-column-width="16383*"/>
    </style:style>
    <style:style style:name="Таблица5.D" style:family="table-column">
      <style:table-column-properties style:column-width="3.664cm" style:rel-column-width="16386*"/>
    </style:style>
    <style:style style:name="danny_5f_banners_5f_zone_5f_data" style:display-name="danny_banners_zone_data" style:family="table">
      <style:table-properties style:width="14.649cm" table:align="margins"/>
    </style:style>
    <style:style style:name="danny_5f_banners_5f_zone_5f_data.A" style:display-name="danny_banners_zone_data.A" style:family="table-column">
      <style:table-column-properties style:column-width="3.662cm" style:rel-column-width="16383*"/>
    </style:style>
    <style:style style:name="danny_5f_banners_5f_zone_5f_data.D" style:display-name="danny_banners_zone_data.D" style:family="table-column">
      <style:table-column-properties style:column-width="3.664cm" style:rel-column-width="16386*"/>
    </style:style>
    <style:style style:name="Таблица6" style:family="table">
      <style:table-properties style:width="14.649cm" table:align="margins"/>
    </style:style>
    <style:style style:name="Таблица6.A" style:family="table-column">
      <style:table-column-properties style:column-width="3.662cm" style:rel-column-width="16383*"/>
    </style:style>
    <style:style style:name="Таблица6.D" style:family="table-column">
      <style:table-column-properties style:column-width="3.664cm" style:rel-column-width="16386*"/>
    </style:style>
    <style:style style:name="danny_5f_block_5f_data" style:display-name="danny_block_data" style:family="table">
      <style:table-properties style:width="14.649cm" table:align="margins"/>
    </style:style>
    <style:style style:name="danny_5f_block_5f_data.A" style:display-name="danny_block_data.A" style:family="table-column">
      <style:table-column-properties style:column-width="3.662cm" style:rel-column-width="16383*"/>
    </style:style>
    <style:style style:name="danny_5f_block_5f_data.D" style:display-name="danny_block_data.D" style:family="table-column">
      <style:table-column-properties style:column-width="3.664cm" style:rel-column-width="16386*"/>
    </style:style>
    <style:style style:name="Таблица7" style:family="table">
      <style:table-properties style:width="14.649cm" table:align="margins"/>
    </style:style>
    <style:style style:name="Таблица7.A" style:family="table-column">
      <style:table-column-properties style:column-width="3.662cm" style:rel-column-width="16383*"/>
    </style:style>
    <style:style style:name="Таблица7.D" style:family="table-column">
      <style:table-column-properties style:column-width="3.664cm" style:rel-column-width="16386*"/>
    </style:style>
    <style:style style:name="danny_5f_block_5f_posit_5f_data" style:display-name="danny_block_posit_data" style:family="table">
      <style:table-properties style:width="14.649cm" table:align="margins"/>
    </style:style>
    <style:style style:name="danny_5f_block_5f_posit_5f_data.A" style:display-name="danny_block_posit_data.A" style:family="table-column">
      <style:table-column-properties style:column-width="3.662cm" style:rel-column-width="16383*"/>
    </style:style>
    <style:style style:name="danny_5f_block_5f_posit_5f_data.D" style:display-name="danny_block_posit_data.D" style:family="table-column">
      <style:table-column-properties style:column-width="3.664cm" style:rel-column-width="16386*"/>
    </style:style>
    <style:style style:name="Таблица8" style:family="table">
      <style:table-properties style:width="14.649cm" table:align="margins"/>
    </style:style>
    <style:style style:name="Таблица8.A" style:family="table-column">
      <style:table-column-properties style:column-width="3.662cm" style:rel-column-width="16383*"/>
    </style:style>
    <style:style style:name="Таблица8.D" style:family="table-column">
      <style:table-column-properties style:column-width="3.664cm" style:rel-column-width="16386*"/>
    </style:style>
    <style:style style:name="danny_5f_captcha_5f_data" style:display-name="danny_captcha_data" style:family="table">
      <style:table-properties style:width="14.649cm" table:align="margins"/>
    </style:style>
    <style:style style:name="danny_5f_captcha_5f_data.A" style:display-name="danny_captcha_data.A" style:family="table-column">
      <style:table-column-properties style:column-width="3.662cm" style:rel-column-width="16383*"/>
    </style:style>
    <style:style style:name="danny_5f_captcha_5f_data.D" style:display-name="danny_captcha_data.D" style:family="table-column">
      <style:table-column-properties style:column-width="3.664cm" style:rel-column-width="16386*"/>
    </style:style>
    <style:style style:name="Таблица9" style:family="table">
      <style:table-properties style:width="14.649cm" table:align="margins"/>
    </style:style>
    <style:style style:name="Таблица9.A" style:family="table-column">
      <style:table-column-properties style:column-width="3.662cm" style:rel-column-width="16383*"/>
    </style:style>
    <style:style style:name="Таблица9.D" style:family="table-column">
      <style:table-column-properties style:column-width="3.664cm" style:rel-column-width="16386*"/>
    </style:style>
    <style:style style:name="danny_5f_chat_5f_data" style:display-name="danny_chat_data" style:family="table">
      <style:table-properties style:width="14.649cm" table:align="margins"/>
    </style:style>
    <style:style style:name="danny_5f_chat_5f_data.A" style:display-name="danny_chat_data.A" style:family="table-column">
      <style:table-column-properties style:column-width="3.662cm" style:rel-column-width="16383*"/>
    </style:style>
    <style:style style:name="danny_5f_chat_5f_data.D" style:display-name="danny_chat_data.D" style:family="table-column">
      <style:table-column-properties style:column-width="3.664cm" style:rel-column-width="16386*"/>
    </style:style>
    <style:style style:name="Таблица10" style:family="table">
      <style:table-properties style:width="14.649cm" table:align="margins"/>
    </style:style>
    <style:style style:name="Таблица10.A" style:family="table-column">
      <style:table-column-properties style:column-width="3.662cm" style:rel-column-width="16383*"/>
    </style:style>
    <style:style style:name="Таблица10.D" style:family="table-column">
      <style:table-column-properties style:column-width="3.664cm" style:rel-column-width="16386*"/>
    </style:style>
    <style:style style:name="danny_5f_down_5f_data" style:display-name="danny_down_data" style:family="table">
      <style:table-properties style:width="14.649cm" table:align="margins"/>
    </style:style>
    <style:style style:name="danny_5f_down_5f_data.A" style:display-name="danny_down_data.A" style:family="table-column">
      <style:table-column-properties style:column-width="3.662cm" style:rel-column-width="16383*"/>
    </style:style>
    <style:style style:name="danny_5f_down_5f_data.D" style:display-name="danny_down_data.D" style:family="table-column">
      <style:table-column-properties style:column-width="3.664cm" style:rel-column-width="16386*"/>
    </style:style>
    <style:style style:name="Таблица11" style:family="table">
      <style:table-properties style:width="14.649cm" table:align="margins"/>
    </style:style>
    <style:style style:name="Таблица11.A" style:family="table-column">
      <style:table-column-properties style:column-width="3.662cm" style:rel-column-width="16383*"/>
    </style:style>
    <style:style style:name="Таблица11.D" style:family="table-column">
      <style:table-column-properties style:column-width="3.664cm" style:rel-column-width="16386*"/>
    </style:style>
    <style:style style:name="danny_5f_down_5f_broken_5f_data" style:display-name="danny_down_broken_data" style:family="table">
      <style:table-properties style:width="14.649cm" table:align="margins"/>
    </style:style>
    <style:style style:name="danny_5f_down_5f_broken_5f_data.A" style:display-name="danny_down_broken_data.A" style:family="table-column">
      <style:table-column-properties style:column-width="3.662cm" style:rel-column-width="16383*"/>
    </style:style>
    <style:style style:name="danny_5f_down_5f_broken_5f_data.D" style:display-name="danny_down_broken_data.D" style:family="table-column">
      <style:table-column-properties style:column-width="3.664cm" style:rel-column-width="16386*"/>
    </style:style>
    <style:style style:name="Таблица12" style:family="table">
      <style:table-properties style:width="14.649cm" table:align="margins"/>
    </style:style>
    <style:style style:name="Таблица12.A" style:family="table-column">
      <style:table-column-properties style:column-width="3.662cm" style:rel-column-width="16383*"/>
    </style:style>
    <style:style style:name="Таблица12.D" style:family="table-column">
      <style:table-column-properties style:column-width="3.664cm" style:rel-column-width="16386*"/>
    </style:style>
    <style:style style:name="danny_5f_down_5f_cat_5f_data" style:display-name="danny_down_cat_data" style:family="table">
      <style:table-properties style:width="14.649cm" table:align="margins"/>
    </style:style>
    <style:style style:name="danny_5f_down_5f_cat_5f_data.A" style:display-name="danny_down_cat_data.A" style:family="table-column">
      <style:table-column-properties style:column-width="3.662cm" style:rel-column-width="16383*"/>
    </style:style>
    <style:style style:name="danny_5f_down_5f_cat_5f_data.D" style:display-name="danny_down_cat_data.D" style:family="table-column">
      <style:table-column-properties style:column-width="3.664cm" style:rel-column-width="16386*"/>
    </style:style>
    <style:style style:name="Таблица13" style:family="table">
      <style:table-properties style:width="14.649cm" table:align="margins"/>
    </style:style>
    <style:style style:name="Таблица13.A" style:family="table-column">
      <style:table-column-properties style:column-width="3.662cm" style:rel-column-width="16383*"/>
    </style:style>
    <style:style style:name="Таблица13.D" style:family="table-column">
      <style:table-column-properties style:column-width="3.664cm" style:rel-column-width="16386*"/>
    </style:style>
    <style:style style:name="danny_5f_down_5f_comment_5f_data" style:display-name="danny_down_comment_data" style:family="table">
      <style:table-properties style:width="14.649cm" table:align="margins"/>
    </style:style>
    <style:style style:name="danny_5f_down_5f_comment_5f_data.A" style:display-name="danny_down_comment_data.A" style:family="table-column">
      <style:table-column-properties style:column-width="3.662cm" style:rel-column-width="16383*"/>
    </style:style>
    <style:style style:name="danny_5f_down_5f_comment_5f_data.D" style:display-name="danny_down_comment_data.D" style:family="table-column">
      <style:table-column-properties style:column-width="3.664cm" style:rel-column-width="16386*"/>
    </style:style>
    <style:style style:name="Таблица14" style:family="table">
      <style:table-properties style:width="14.649cm" table:align="margins"/>
    </style:style>
    <style:style style:name="Таблица14.A" style:family="table-column">
      <style:table-column-properties style:column-width="3.662cm" style:rel-column-width="16383*"/>
    </style:style>
    <style:style style:name="Таблица14.D" style:family="table-column">
      <style:table-column-properties style:column-width="3.664cm" style:rel-column-width="16386*"/>
    </style:style>
    <style:style style:name="danny_5f_down_5f_rating_5f_data" style:display-name="danny_down_rating_data" style:family="table">
      <style:table-properties style:width="14.649cm" table:align="margins"/>
    </style:style>
    <style:style style:name="danny_5f_down_5f_rating_5f_data.A" style:display-name="danny_down_rating_data.A" style:family="table-column">
      <style:table-column-properties style:column-width="3.662cm" style:rel-column-width="16383*"/>
    </style:style>
    <style:style style:name="danny_5f_down_5f_rating_5f_data.D" style:display-name="danny_down_rating_data.D" style:family="table-column">
      <style:table-column-properties style:column-width="3.664cm" style:rel-column-width="16386*"/>
    </style:style>
    <style:style style:name="Таблица15" style:family="table">
      <style:table-properties style:width="14.649cm" table:align="margins"/>
    </style:style>
    <style:style style:name="Таблица15.A" style:family="table-column">
      <style:table-column-properties style:column-width="3.662cm" style:rel-column-width="16383*"/>
    </style:style>
    <style:style style:name="Таблица15.D" style:family="table-column">
      <style:table-column-properties style:column-width="3.664cm" style:rel-column-width="16386*"/>
    </style:style>
    <style:style style:name="danny_5f_down_5f_search_5f_data" style:display-name="danny_down_search_data" style:family="table">
      <style:table-properties style:width="14.649cm" table:align="margins"/>
    </style:style>
    <style:style style:name="danny_5f_down_5f_search_5f_data.A" style:display-name="danny_down_search_data.A" style:family="table-column">
      <style:table-column-properties style:column-width="3.662cm" style:rel-column-width="16383*"/>
    </style:style>
    <style:style style:name="danny_5f_down_5f_search_5f_data.D" style:display-name="danny_down_search_data.D" style:family="table-column">
      <style:table-column-properties style:column-width="3.664cm" style:rel-column-width="16386*"/>
    </style:style>
    <style:style style:name="Таблица16" style:family="table">
      <style:table-properties style:width="14.649cm" table:align="margins"/>
    </style:style>
    <style:style style:name="Таблица16.A" style:family="table-column">
      <style:table-column-properties style:column-width="3.662cm" style:rel-column-width="16383*"/>
    </style:style>
    <style:style style:name="Таблица16.D" style:family="table-column">
      <style:table-column-properties style:column-width="3.664cm" style:rel-column-width="16386*"/>
    </style:style>
    <style:style style:name="danny_5f_down_5f_sess_5f_data" style:display-name="danny_down_sess_data" style:family="table">
      <style:table-properties style:width="14.649cm" table:align="margins"/>
    </style:style>
    <style:style style:name="danny_5f_down_5f_sess_5f_data.A" style:display-name="danny_down_sess_data.A" style:family="table-column">
      <style:table-column-properties style:column-width="3.662cm" style:rel-column-width="16383*"/>
    </style:style>
    <style:style style:name="danny_5f_down_5f_sess_5f_data.D" style:display-name="danny_down_sess_data.D" style:family="table-column">
      <style:table-column-properties style:column-width="3.664cm" style:rel-column-width="16386*"/>
    </style:style>
    <style:style style:name="Таблица17" style:family="table">
      <style:table-properties style:width="14.649cm" table:align="margins"/>
    </style:style>
    <style:style style:name="Таблица17.A" style:family="table-column">
      <style:table-column-properties style:column-width="3.662cm" style:rel-column-width="16383*"/>
    </style:style>
    <style:style style:name="Таблица17.D" style:family="table-column">
      <style:table-column-properties style:column-width="3.664cm" style:rel-column-width="16386*"/>
    </style:style>
    <style:style style:name="danny_5f_down_5f_tag_5f_data" style:display-name="danny_down_tag_data" style:family="table">
      <style:table-properties style:width="14.649cm" table:align="margins"/>
    </style:style>
    <style:style style:name="danny_5f_down_5f_tag_5f_data.A" style:display-name="danny_down_tag_data.A" style:family="table-column">
      <style:table-column-properties style:column-width="3.662cm" style:rel-column-width="16383*"/>
    </style:style>
    <style:style style:name="danny_5f_down_5f_tag_5f_data.D" style:display-name="danny_down_tag_data.D" style:family="table-column">
      <style:table-column-properties style:column-width="3.664cm" style:rel-column-width="16386*"/>
    </style:style>
    <style:style style:name="Таблица18" style:family="table">
      <style:table-properties style:width="14.649cm" table:align="margins"/>
    </style:style>
    <style:style style:name="Таблица18.A" style:family="table-column">
      <style:table-column-properties style:column-width="3.662cm" style:rel-column-width="16383*"/>
    </style:style>
    <style:style style:name="Таблица18.D" style:family="table-column">
      <style:table-column-properties style:column-width="3.664cm" style:rel-column-width="16386*"/>
    </style:style>
    <style:style style:name="danny_5f_field_5f_data" style:display-name="danny_field_data" style:family="table">
      <style:table-properties style:width="14.649cm" table:align="margins"/>
    </style:style>
    <style:style style:name="danny_5f_field_5f_data.A" style:display-name="danny_field_data.A" style:family="table-column">
      <style:table-column-properties style:column-width="3.662cm" style:rel-column-width="16383*"/>
    </style:style>
    <style:style style:name="danny_5f_field_5f_data.D" style:display-name="danny_field_data.D" style:family="table-column">
      <style:table-column-properties style:column-width="3.664cm" style:rel-column-width="16386*"/>
    </style:style>
    <style:style style:name="Таблица19" style:family="table">
      <style:table-properties style:width="14.649cm" table:align="margins"/>
    </style:style>
    <style:style style:name="Таблица19.A" style:family="table-column">
      <style:table-column-properties style:column-width="3.662cm" style:rel-column-width="16383*"/>
    </style:style>
    <style:style style:name="Таблица19.D" style:family="table-column">
      <style:table-column-properties style:column-width="3.664cm" style:rel-column-width="16386*"/>
    </style:style>
    <style:style style:name="danny_5f_gallery_5f_data" style:display-name="danny_gallery_data" style:family="table">
      <style:table-properties style:width="14.649cm" table:align="margins"/>
    </style:style>
    <style:style style:name="danny_5f_gallery_5f_data.A" style:display-name="danny_gallery_data.A" style:family="table-column">
      <style:table-column-properties style:column-width="3.662cm" style:rel-column-width="16383*"/>
    </style:style>
    <style:style style:name="danny_5f_gallery_5f_data.D" style:display-name="danny_gallery_data.D" style:family="table-column">
      <style:table-column-properties style:column-width="3.664cm" style:rel-column-width="16386*"/>
    </style:style>
    <style:style style:name="Таблица20" style:family="table">
      <style:table-properties style:width="14.649cm" table:align="margins"/>
    </style:style>
    <style:style style:name="Таблица20.A" style:family="table-column">
      <style:table-column-properties style:column-width="3.662cm" style:rel-column-width="16383*"/>
    </style:style>
    <style:style style:name="Таблица20.D" style:family="table-column">
      <style:table-column-properties style:column-width="3.664cm" style:rel-column-width="16386*"/>
    </style:style>
    <style:style style:name="danny_5f_gallery_5f_cat_5f_data" style:display-name="danny_gallery_cat_data" style:family="table">
      <style:table-properties style:width="14.649cm" table:align="margins"/>
    </style:style>
    <style:style style:name="danny_5f_gallery_5f_cat_5f_data.A" style:display-name="danny_gallery_cat_data.A" style:family="table-column">
      <style:table-column-properties style:column-width="3.662cm" style:rel-column-width="16383*"/>
    </style:style>
    <style:style style:name="danny_5f_gallery_5f_cat_5f_data.D" style:display-name="danny_gallery_cat_data.D" style:family="table-column">
      <style:table-column-properties style:column-width="3.664cm" style:rel-column-width="16386*"/>
    </style:style>
    <style:style style:name="Таблица21" style:family="table">
      <style:table-properties style:width="14.649cm" table:align="margins"/>
    </style:style>
    <style:style style:name="Таблица21.A" style:family="table-column">
      <style:table-column-properties style:column-width="3.662cm" style:rel-column-width="16383*"/>
    </style:style>
    <style:style style:name="Таблица21.D" style:family="table-column">
      <style:table-column-properties style:column-width="3.664cm" style:rel-column-width="16386*"/>
    </style:style>
    <style:style style:name="danny_5f_gallery_5f_comment_5f_data" style:display-name="danny_gallery_comment_data" style:family="table">
      <style:table-properties style:width="14.649cm" table:align="margins"/>
    </style:style>
    <style:style style:name="danny_5f_gallery_5f_comment_5f_data.A" style:display-name="danny_gallery_comment_data.A" style:family="table-column">
      <style:table-column-properties style:column-width="3.662cm" style:rel-column-width="16383*"/>
    </style:style>
    <style:style style:name="danny_5f_gallery_5f_comment_5f_data.D" style:display-name="danny_gallery_comment_data.D" style:family="table-column">
      <style:table-column-properties style:column-width="3.664cm" style:rel-column-width="16386*"/>
    </style:style>
    <style:style style:name="Таблица22" style:family="table">
      <style:table-properties style:width="14.649cm" table:align="margins"/>
    </style:style>
    <style:style style:name="Таблица22.A" style:family="table-column">
      <style:table-column-properties style:column-width="3.662cm" style:rel-column-width="16383*"/>
    </style:style>
    <style:style style:name="Таблица22.D" style:family="table-column">
      <style:table-column-properties style:column-width="3.664cm" style:rel-column-width="16386*"/>
    </style:style>
    <style:style style:name="danny_5f_gallery_5f_rating_5f_data" style:display-name="danny_gallery_rating_data" style:family="table">
      <style:table-properties style:width="14.649cm" table:align="margins"/>
    </style:style>
    <style:style style:name="danny_5f_gallery_5f_rating_5f_data.A" style:display-name="danny_gallery_rating_data.A" style:family="table-column">
      <style:table-column-properties style:column-width="3.662cm" style:rel-column-width="16383*"/>
    </style:style>
    <style:style style:name="danny_5f_gallery_5f_rating_5f_data.D" style:display-name="danny_gallery_rating_data.D" style:family="table-column">
      <style:table-column-properties style:column-width="3.664cm" style:rel-column-width="16386*"/>
    </style:style>
    <style:style style:name="Таблица23" style:family="table">
      <style:table-properties style:width="14.649cm" table:align="margins"/>
    </style:style>
    <style:style style:name="Таблица23.A" style:family="table-column">
      <style:table-column-properties style:column-width="3.662cm" style:rel-column-width="16383*"/>
    </style:style>
    <style:style style:name="Таблица23.D" style:family="table-column">
      <style:table-column-properties style:column-width="3.664cm" style:rel-column-width="16386*"/>
    </style:style>
    <style:style style:name="danny_5f_gallery_5f_search_5f_data" style:display-name="danny_gallery_search_data" style:family="table">
      <style:table-properties style:width="14.649cm" table:align="margins"/>
    </style:style>
    <style:style style:name="danny_5f_gallery_5f_search_5f_data.A" style:display-name="danny_gallery_search_data.A" style:family="table-column">
      <style:table-column-properties style:column-width="3.662cm" style:rel-column-width="16383*"/>
    </style:style>
    <style:style style:name="danny_5f_gallery_5f_search_5f_data.D" style:display-name="danny_gallery_search_data.D" style:family="table-column">
      <style:table-column-properties style:column-width="3.664cm" style:rel-column-width="16386*"/>
    </style:style>
    <style:style style:name="Таблица24" style:family="table">
      <style:table-properties style:width="14.649cm" table:align="margins"/>
    </style:style>
    <style:style style:name="Таблица24.A" style:family="table-column">
      <style:table-column-properties style:column-width="3.662cm" style:rel-column-width="16383*"/>
    </style:style>
    <style:style style:name="Таблица24.D" style:family="table-column">
      <style:table-column-properties style:column-width="3.664cm" style:rel-column-width="16386*"/>
    </style:style>
    <style:style style:name="danny_5f_gallery_5f_tag_5f_data" style:display-name="danny_gallery_tag_data" style:family="table">
      <style:table-properties style:width="14.649cm" table:align="margins"/>
    </style:style>
    <style:style style:name="danny_5f_gallery_5f_tag_5f_data.A" style:display-name="danny_gallery_tag_data.A" style:family="table-column">
      <style:table-column-properties style:column-width="3.662cm" style:rel-column-width="16383*"/>
    </style:style>
    <style:style style:name="danny_5f_gallery_5f_tag_5f_data.D" style:display-name="danny_gallery_tag_data.D" style:family="table-column">
      <style:table-column-properties style:column-width="3.664cm" style:rel-column-width="16386*"/>
    </style:style>
    <style:style style:name="Таблица25" style:family="table">
      <style:table-properties style:width="14.649cm" table:align="margins"/>
    </style:style>
    <style:style style:name="Таблица25.A" style:family="table-column">
      <style:table-column-properties style:column-width="3.662cm" style:rel-column-width="16383*"/>
    </style:style>
    <style:style style:name="Таблица25.D" style:family="table-column">
      <style:table-column-properties style:column-width="3.664cm" style:rel-column-width="16386*"/>
    </style:style>
    <style:style style:name="danny_5f_game_5f_comment_5f_data" style:display-name="danny_game_comment_data" style:family="table">
      <style:table-properties style:width="14.649cm" table:align="margins"/>
    </style:style>
    <style:style style:name="danny_5f_game_5f_comment_5f_data.A" style:display-name="danny_game_comment_data.A" style:family="table-column">
      <style:table-column-properties style:column-width="3.662cm" style:rel-column-width="16383*"/>
    </style:style>
    <style:style style:name="danny_5f_game_5f_comment_5f_data.D" style:display-name="danny_game_comment_data.D" style:family="table-column">
      <style:table-column-properties style:column-width="3.664cm" style:rel-column-width="16386*"/>
    </style:style>
    <style:style style:name="Таблица26" style:family="table">
      <style:table-properties style:width="14.649cm" table:align="margins"/>
    </style:style>
    <style:style style:name="Таблица26.A" style:family="table-column">
      <style:table-column-properties style:column-width="3.662cm" style:rel-column-width="16383*"/>
    </style:style>
    <style:style style:name="Таблица26.D" style:family="table-column">
      <style:table-column-properties style:column-width="3.664cm" style:rel-column-width="16386*"/>
    </style:style>
    <style:style style:name="danny_5f_info_5f_data" style:display-name="danny_info_data" style:family="table">
      <style:table-properties style:width="14.649cm" table:align="margins"/>
    </style:style>
    <style:style style:name="danny_5f_info_5f_data.A" style:display-name="danny_info_data.A" style:family="table-column">
      <style:table-column-properties style:column-width="3.662cm" style:rel-column-width="16383*"/>
    </style:style>
    <style:style style:name="danny_5f_info_5f_data.D" style:display-name="danny_info_data.D" style:family="table-column">
      <style:table-column-properties style:column-width="3.664cm" style:rel-column-width="16386*"/>
    </style:style>
    <style:style style:name="Таблица27" style:family="table">
      <style:table-properties style:width="14.649cm" table:align="margins"/>
    </style:style>
    <style:style style:name="Таблица27.A" style:family="table-column">
      <style:table-column-properties style:column-width="3.662cm" style:rel-column-width="16383*"/>
    </style:style>
    <style:style style:name="Таблица27.D" style:family="table-column">
      <style:table-column-properties style:column-width="3.664cm" style:rel-column-width="16386*"/>
    </style:style>
    <style:style style:name="danny_5f_language_5f_data" style:display-name="danny_language_data" style:family="table">
      <style:table-properties style:width="14.649cm" table:align="margins"/>
    </style:style>
    <style:style style:name="danny_5f_language_5f_data.A" style:display-name="danny_language_data.A" style:family="table-column">
      <style:table-column-properties style:column-width="3.662cm" style:rel-column-width="16383*"/>
    </style:style>
    <style:style style:name="danny_5f_language_5f_data.D" style:display-name="danny_language_data.D" style:family="table-column">
      <style:table-column-properties style:column-width="3.664cm" style:rel-column-width="16386*"/>
    </style:style>
    <style:style style:name="Таблица28" style:family="table">
      <style:table-properties style:width="14.649cm" table:align="margins"/>
    </style:style>
    <style:style style:name="Таблица28.A" style:family="table-column">
      <style:table-column-properties style:column-width="3.662cm" style:rel-column-width="16383*"/>
    </style:style>
    <style:style style:name="Таблица28.D" style:family="table-column">
      <style:table-column-properties style:column-width="3.664cm" style:rel-column-width="16386*"/>
    </style:style>
    <style:style style:name="danny_5f_language_5f_pack_5f_data" style:display-name="danny_language_pack_data" style:family="table">
      <style:table-properties style:width="14.649cm" table:align="margins"/>
    </style:style>
    <style:style style:name="danny_5f_language_5f_pack_5f_data.A" style:display-name="danny_language_pack_data.A" style:family="table-column">
      <style:table-column-properties style:column-width="3.662cm" style:rel-column-width="16383*"/>
    </style:style>
    <style:style style:name="danny_5f_language_5f_pack_5f_data.D" style:display-name="danny_language_pack_data.D" style:family="table-column">
      <style:table-column-properties style:column-width="3.664cm" style:rel-column-width="16386*"/>
    </style:style>
    <style:style style:name="Таблица29" style:family="table">
      <style:table-properties style:width="14.649cm" table:align="margins"/>
    </style:style>
    <style:style style:name="Таблица29.A" style:family="table-column">
      <style:table-column-properties style:column-width="3.662cm" style:rel-column-width="16383*"/>
    </style:style>
    <style:style style:name="Таблица29.D" style:family="table-column">
      <style:table-column-properties style:column-width="3.664cm" style:rel-column-width="16386*"/>
    </style:style>
    <style:style style:name="danny_5f_language_5f_setting_5f_data" style:display-name="danny_language_setting_data" style:family="table">
      <style:table-properties style:width="14.649cm" table:align="margins"/>
    </style:style>
    <style:style style:name="danny_5f_language_5f_setting_5f_data.A" style:display-name="danny_language_setting_data.A" style:family="table-column">
      <style:table-column-properties style:column-width="3.662cm" style:rel-column-width="16383*"/>
    </style:style>
    <style:style style:name="danny_5f_language_5f_setting_5f_data.D" style:display-name="danny_language_setting_data.D" style:family="table-column">
      <style:table-column-properties style:column-width="3.664cm" style:rel-column-width="16386*"/>
    </style:style>
    <style:style style:name="Таблица30" style:family="table">
      <style:table-properties style:width="14.649cm" table:align="margins"/>
    </style:style>
    <style:style style:name="Таблица30.A" style:family="table-column">
      <style:table-column-properties style:column-width="3.662cm" style:rel-column-width="16383*"/>
    </style:style>
    <style:style style:name="Таблица30.D" style:family="table-column">
      <style:table-column-properties style:column-width="3.664cm" style:rel-column-width="16386*"/>
    </style:style>
    <style:style style:name="danny_5f_link_5f_data" style:display-name="danny_link_data" style:family="table">
      <style:table-properties style:width="14.649cm" table:align="margins"/>
    </style:style>
    <style:style style:name="danny_5f_link_5f_data.A" style:display-name="danny_link_data.A" style:family="table-column">
      <style:table-column-properties style:column-width="3.662cm" style:rel-column-width="16383*"/>
    </style:style>
    <style:style style:name="danny_5f_link_5f_data.D" style:display-name="danny_link_data.D" style:family="table-column">
      <style:table-column-properties style:column-width="3.664cm" style:rel-column-width="16386*"/>
    </style:style>
    <style:style style:name="Таблица31" style:family="table">
      <style:table-properties style:width="14.649cm" table:align="margins"/>
    </style:style>
    <style:style style:name="Таблица31.A" style:family="table-column">
      <style:table-column-properties style:column-width="3.662cm" style:rel-column-width="16383*"/>
    </style:style>
    <style:style style:name="Таблица31.D" style:family="table-column">
      <style:table-column-properties style:column-width="3.664cm" style:rel-column-width="16386*"/>
    </style:style>
    <style:style style:name="danny_5f_media_5f_data" style:display-name="danny_media_data" style:family="table">
      <style:table-properties style:width="14.649cm" table:align="margins"/>
    </style:style>
    <style:style style:name="danny_5f_media_5f_data.A" style:display-name="danny_media_data.A" style:family="table-column">
      <style:table-column-properties style:column-width="3.662cm" style:rel-column-width="16383*"/>
    </style:style>
    <style:style style:name="danny_5f_media_5f_data.D" style:display-name="danny_media_data.D" style:family="table-column">
      <style:table-column-properties style:column-width="3.664cm" style:rel-column-width="16386*"/>
    </style:style>
    <style:style style:name="Таблица32" style:family="table">
      <style:table-properties style:width="14.649cm" table:align="margins"/>
    </style:style>
    <style:style style:name="Таблица32.A" style:family="table-column">
      <style:table-column-properties style:column-width="3.662cm" style:rel-column-width="16383*"/>
    </style:style>
    <style:style style:name="Таблица32.D" style:family="table-column">
      <style:table-column-properties style:column-width="3.664cm" style:rel-column-width="16386*"/>
    </style:style>
    <style:style style:name="danny_5f_media_5f_broken_5f_data" style:display-name="danny_media_broken_data" style:family="table">
      <style:table-properties style:width="14.649cm" table:align="margins"/>
    </style:style>
    <style:style style:name="danny_5f_media_5f_broken_5f_data.A" style:display-name="danny_media_broken_data.A" style:family="table-column">
      <style:table-column-properties style:column-width="3.662cm" style:rel-column-width="16383*"/>
    </style:style>
    <style:style style:name="danny_5f_media_5f_broken_5f_data.D" style:display-name="danny_media_broken_data.D" style:family="table-column">
      <style:table-column-properties style:column-width="3.664cm" style:rel-column-width="16386*"/>
    </style:style>
    <style:style style:name="Таблица33" style:family="table">
      <style:table-properties style:width="14.649cm" table:align="margins"/>
    </style:style>
    <style:style style:name="Таблица33.A" style:family="table-column">
      <style:table-column-properties style:column-width="3.662cm" style:rel-column-width="16383*"/>
    </style:style>
    <style:style style:name="Таблица33.D" style:family="table-column">
      <style:table-column-properties style:column-width="3.664cm" style:rel-column-width="16386*"/>
    </style:style>
    <style:style style:name="danny_5f_media_5f_cat_5f_data" style:display-name="danny_media_cat_data" style:family="table">
      <style:table-properties style:width="14.649cm" table:align="margins"/>
    </style:style>
    <style:style style:name="danny_5f_media_5f_cat_5f_data.A" style:display-name="danny_media_cat_data.A" style:family="table-column">
      <style:table-column-properties style:column-width="3.662cm" style:rel-column-width="16383*"/>
    </style:style>
    <style:style style:name="danny_5f_media_5f_cat_5f_data.D" style:display-name="danny_media_cat_data.D" style:family="table-column">
      <style:table-column-properties style:column-width="3.664cm" style:rel-column-width="16386*"/>
    </style:style>
    <style:style style:name="Таблица34" style:family="table">
      <style:table-properties style:width="14.649cm" table:align="margins"/>
    </style:style>
    <style:style style:name="Таблица34.A" style:family="table-column">
      <style:table-column-properties style:column-width="3.662cm" style:rel-column-width="16383*"/>
    </style:style>
    <style:style style:name="Таблица34.D" style:family="table-column">
      <style:table-column-properties style:column-width="3.664cm" style:rel-column-width="16386*"/>
    </style:style>
    <style:style style:name="danny_5f_media_5f_comment_5f_data" style:display-name="danny_media_comment_data" style:family="table">
      <style:table-properties style:width="14.649cm" table:align="margins"/>
    </style:style>
    <style:style style:name="danny_5f_media_5f_comment_5f_data.A" style:display-name="danny_media_comment_data.A" style:family="table-column">
      <style:table-column-properties style:column-width="3.662cm" style:rel-column-width="16383*"/>
    </style:style>
    <style:style style:name="danny_5f_media_5f_comment_5f_data.D" style:display-name="danny_media_comment_data.D" style:family="table-column">
      <style:table-column-properties style:column-width="3.664cm" style:rel-column-width="16386*"/>
    </style:style>
    <style:style style:name="Таблица35" style:family="table">
      <style:table-properties style:width="14.649cm" table:align="margins"/>
    </style:style>
    <style:style style:name="Таблица35.A" style:family="table-column">
      <style:table-column-properties style:column-width="3.662cm" style:rel-column-width="16383*"/>
    </style:style>
    <style:style style:name="Таблица35.D" style:family="table-column">
      <style:table-column-properties style:column-width="3.664cm" style:rel-column-width="16386*"/>
    </style:style>
    <style:style style:name="danny_5f_media_5f_list_5f_data" style:display-name="danny_media_list_data" style:family="table">
      <style:table-properties style:width="14.649cm" table:align="margins"/>
    </style:style>
    <style:style style:name="danny_5f_media_5f_list_5f_data.A" style:display-name="danny_media_list_data.A" style:family="table-column">
      <style:table-column-properties style:column-width="3.662cm" style:rel-column-width="16383*"/>
    </style:style>
    <style:style style:name="danny_5f_media_5f_list_5f_data.D" style:display-name="danny_media_list_data.D" style:family="table-column">
      <style:table-column-properties style:column-width="3.664cm" style:rel-column-width="16386*"/>
    </style:style>
    <style:style style:name="Таблица36" style:family="table">
      <style:table-properties style:width="14.649cm" table:align="margins"/>
    </style:style>
    <style:style style:name="Таблица36.A" style:family="table-column">
      <style:table-column-properties style:column-width="3.662cm" style:rel-column-width="16383*"/>
    </style:style>
    <style:style style:name="Таблица36.D" style:family="table-column">
      <style:table-column-properties style:column-width="3.664cm" style:rel-column-width="16386*"/>
    </style:style>
    <style:style style:name="danny_5f_media_5f_rating_5f_data" style:display-name="danny_media_rating_data" style:family="table">
      <style:table-properties style:width="14.649cm" table:align="margins"/>
    </style:style>
    <style:style style:name="danny_5f_media_5f_rating_5f_data.A" style:display-name="danny_media_rating_data.A" style:family="table-column">
      <style:table-column-properties style:column-width="3.662cm" style:rel-column-width="16383*"/>
    </style:style>
    <style:style style:name="danny_5f_media_5f_rating_5f_data.D" style:display-name="danny_media_rating_data.D" style:family="table-column">
      <style:table-column-properties style:column-width="3.664cm" style:rel-column-width="16386*"/>
    </style:style>
    <style:style style:name="Таблица37" style:family="table">
      <style:table-properties style:width="14.649cm" table:align="margins"/>
    </style:style>
    <style:style style:name="Таблица37.A" style:family="table-column">
      <style:table-column-properties style:column-width="3.662cm" style:rel-column-width="16383*"/>
    </style:style>
    <style:style style:name="Таблица37.D" style:family="table-column">
      <style:table-column-properties style:column-width="3.664cm" style:rel-column-width="16386*"/>
    </style:style>
    <style:style style:name="danny_5f_media_5f_search_5f_data" style:display-name="danny_media_search_data" style:family="table">
      <style:table-properties style:width="14.649cm" table:align="margins"/>
    </style:style>
    <style:style style:name="danny_5f_media_5f_search_5f_data.A" style:display-name="danny_media_search_data.A" style:family="table-column">
      <style:table-column-properties style:column-width="3.662cm" style:rel-column-width="16383*"/>
    </style:style>
    <style:style style:name="danny_5f_media_5f_search_5f_data.D" style:display-name="danny_media_search_data.D" style:family="table-column">
      <style:table-column-properties style:column-width="3.664cm" style:rel-column-width="16386*"/>
    </style:style>
    <style:style style:name="Таблица38" style:family="table">
      <style:table-properties style:width="14.649cm" table:align="margins"/>
    </style:style>
    <style:style style:name="Таблица38.A" style:family="table-column">
      <style:table-column-properties style:column-width="3.662cm" style:rel-column-width="16383*"/>
    </style:style>
    <style:style style:name="Таблица38.D" style:family="table-column">
      <style:table-column-properties style:column-width="3.664cm" style:rel-column-width="16386*"/>
    </style:style>
    <style:style style:name="danny_5f_media_5f_sess_5f_data" style:display-name="danny_media_sess_data" style:family="table">
      <style:table-properties style:width="14.649cm" table:align="margins"/>
    </style:style>
    <style:style style:name="danny_5f_media_5f_sess_5f_data.A" style:display-name="danny_media_sess_data.A" style:family="table-column">
      <style:table-column-properties style:column-width="3.662cm" style:rel-column-width="16383*"/>
    </style:style>
    <style:style style:name="danny_5f_media_5f_sess_5f_data.D" style:display-name="danny_media_sess_data.D" style:family="table-column">
      <style:table-column-properties style:column-width="3.664cm" style:rel-column-width="16386*"/>
    </style:style>
    <style:style style:name="Таблица39" style:family="table">
      <style:table-properties style:width="14.649cm" table:align="margins"/>
    </style:style>
    <style:style style:name="Таблица39.A" style:family="table-column">
      <style:table-column-properties style:column-width="3.662cm" style:rel-column-width="16383*"/>
    </style:style>
    <style:style style:name="Таблица39.D" style:family="table-column">
      <style:table-column-properties style:column-width="3.664cm" style:rel-column-width="16386*"/>
    </style:style>
    <style:style style:name="danny_5f_media_5f_tag_5f_data" style:display-name="danny_media_tag_data" style:family="table">
      <style:table-properties style:width="14.649cm" table:align="margins"/>
    </style:style>
    <style:style style:name="danny_5f_media_5f_tag_5f_data.A" style:display-name="danny_media_tag_data.A" style:family="table-column">
      <style:table-column-properties style:column-width="3.662cm" style:rel-column-width="16383*"/>
    </style:style>
    <style:style style:name="danny_5f_media_5f_tag_5f_data.D" style:display-name="danny_media_tag_data.D" style:family="table-column">
      <style:table-column-properties style:column-width="3.664cm" style:rel-column-width="16386*"/>
    </style:style>
    <style:style style:name="Таблица40" style:family="table">
      <style:table-properties style:width="14.649cm" table:align="margins"/>
    </style:style>
    <style:style style:name="Таблица40.A" style:family="table-column">
      <style:table-column-properties style:column-width="3.662cm" style:rel-column-width="16383*"/>
    </style:style>
    <style:style style:name="Таблица40.D" style:family="table-column">
      <style:table-column-properties style:column-width="3.664cm" style:rel-column-width="16386*"/>
    </style:style>
    <style:style style:name="danny_5f_mods_5f_data" style:display-name="danny_mods_data" style:family="table">
      <style:table-properties style:width="14.649cm" table:align="margins"/>
    </style:style>
    <style:style style:name="danny_5f_mods_5f_data.A" style:display-name="danny_mods_data.A" style:family="table-column">
      <style:table-column-properties style:column-width="3.662cm" style:rel-column-width="16383*"/>
    </style:style>
    <style:style style:name="danny_5f_mods_5f_data.D" style:display-name="danny_mods_data.D" style:family="table-column">
      <style:table-column-properties style:column-width="3.664cm" style:rel-column-width="16386*"/>
    </style:style>
    <style:style style:name="Таблица41" style:family="table">
      <style:table-properties style:width="14.649cm" table:align="margins"/>
    </style:style>
    <style:style style:name="Таблица41.A" style:family="table-column">
      <style:table-column-properties style:column-width="3.662cm" style:rel-column-width="16383*"/>
    </style:style>
    <style:style style:name="Таблица41.D" style:family="table-column">
      <style:table-column-properties style:column-width="3.664cm" style:rel-column-width="16386*"/>
    </style:style>
    <style:style style:name="danny_5f_news_5f_data" style:display-name="danny_news_data" style:family="table">
      <style:table-properties style:width="14.649cm" table:align="margins"/>
    </style:style>
    <style:style style:name="danny_5f_news_5f_data.A" style:display-name="danny_news_data.A" style:family="table-column">
      <style:table-column-properties style:column-width="3.662cm" style:rel-column-width="16383*"/>
    </style:style>
    <style:style style:name="danny_5f_news_5f_data.D" style:display-name="danny_news_data.D" style:family="table-column">
      <style:table-column-properties style:column-width="3.664cm" style:rel-column-width="16386*"/>
    </style:style>
    <style:style style:name="Таблица42" style:family="table">
      <style:table-properties style:width="14.649cm" table:align="margins"/>
    </style:style>
    <style:style style:name="Таблица42.A" style:family="table-column">
      <style:table-column-properties style:column-width="3.662cm" style:rel-column-width="16383*"/>
    </style:style>
    <style:style style:name="Таблица42.D" style:family="table-column">
      <style:table-column-properties style:column-width="3.664cm" style:rel-column-width="16386*"/>
    </style:style>
    <style:style style:name="danny_5f_news_5f_cat_5f_data" style:display-name="danny_news_cat_data" style:family="table">
      <style:table-properties style:width="14.649cm" table:align="margins"/>
    </style:style>
    <style:style style:name="danny_5f_news_5f_cat_5f_data.A" style:display-name="danny_news_cat_data.A" style:family="table-column">
      <style:table-column-properties style:column-width="3.662cm" style:rel-column-width="16383*"/>
    </style:style>
    <style:style style:name="danny_5f_news_5f_cat_5f_data.D" style:display-name="danny_news_cat_data.D" style:family="table-column">
      <style:table-column-properties style:column-width="3.664cm" style:rel-column-width="16386*"/>
    </style:style>
    <style:style style:name="Таблица43" style:family="table">
      <style:table-properties style:width="14.649cm" table:align="margins"/>
    </style:style>
    <style:style style:name="Таблица43.A" style:family="table-column">
      <style:table-column-properties style:column-width="3.662cm" style:rel-column-width="16383*"/>
    </style:style>
    <style:style style:name="Таблица43.D" style:family="table-column">
      <style:table-column-properties style:column-width="3.664cm" style:rel-column-width="16386*"/>
    </style:style>
    <style:style style:name="danny_5f_news_5f_comment_5f_data" style:display-name="danny_news_comment_data" style:family="table">
      <style:table-properties style:width="14.649cm" table:align="margins"/>
    </style:style>
    <style:style style:name="danny_5f_news_5f_comment_5f_data.A" style:display-name="danny_news_comment_data.A" style:family="table-column">
      <style:table-column-properties style:column-width="3.662cm" style:rel-column-width="16383*"/>
    </style:style>
    <style:style style:name="danny_5f_news_5f_comment_5f_data.D" style:display-name="danny_news_comment_data.D" style:family="table-column">
      <style:table-column-properties style:column-width="3.664cm" style:rel-column-width="16386*"/>
    </style:style>
    <style:style style:name="Таблица44" style:family="table">
      <style:table-properties style:width="14.649cm" table:align="margins"/>
    </style:style>
    <style:style style:name="Таблица44.A" style:family="table-column">
      <style:table-column-properties style:column-width="3.662cm" style:rel-column-width="16383*"/>
    </style:style>
    <style:style style:name="Таблица44.D" style:family="table-column">
      <style:table-column-properties style:column-width="3.664cm" style:rel-column-width="16386*"/>
    </style:style>
    <style:style style:name="danny_5f_news_5f_search_5f_data" style:display-name="danny_news_search_data" style:family="table">
      <style:table-properties style:width="14.649cm" table:align="margins"/>
    </style:style>
    <style:style style:name="danny_5f_news_5f_search_5f_data.A" style:display-name="danny_news_search_data.A" style:family="table-column">
      <style:table-column-properties style:column-width="3.662cm" style:rel-column-width="16383*"/>
    </style:style>
    <style:style style:name="danny_5f_news_5f_search_5f_data.D" style:display-name="danny_news_search_data.D" style:family="table-column">
      <style:table-column-properties style:column-width="3.664cm" style:rel-column-width="16386*"/>
    </style:style>
    <style:style style:name="Таблица45" style:family="table">
      <style:table-properties style:width="14.649cm" table:align="margins"/>
    </style:style>
    <style:style style:name="Таблица45.A" style:family="table-column">
      <style:table-column-properties style:column-width="3.662cm" style:rel-column-width="16383*"/>
    </style:style>
    <style:style style:name="Таблица45.D" style:family="table-column">
      <style:table-column-properties style:column-width="3.664cm" style:rel-column-width="16386*"/>
    </style:style>
    <style:style style:name="danny_5f_news_5f_tag_5f_data" style:display-name="danny_news_tag_data" style:family="table">
      <style:table-properties style:width="14.649cm" table:align="margins"/>
    </style:style>
    <style:style style:name="danny_5f_news_5f_tag_5f_data.A" style:display-name="danny_news_tag_data.A" style:family="table-column">
      <style:table-column-properties style:column-width="3.662cm" style:rel-column-width="16383*"/>
    </style:style>
    <style:style style:name="danny_5f_news_5f_tag_5f_data.D" style:display-name="danny_news_tag_data.D" style:family="table-column">
      <style:table-column-properties style:column-width="3.664cm" style:rel-column-width="16386*"/>
    </style:style>
    <style:style style:name="Таблица46" style:family="table">
      <style:table-properties style:width="14.649cm" table:align="margins"/>
    </style:style>
    <style:style style:name="Таблица46.A" style:family="table-column">
      <style:table-column-properties style:column-width="3.662cm" style:rel-column-width="16383*"/>
    </style:style>
    <style:style style:name="Таблица46.D" style:family="table-column">
      <style:table-column-properties style:column-width="3.664cm" style:rel-column-width="16386*"/>
    </style:style>
    <style:style style:name="danny_5f_news_5f_user_5f_data" style:display-name="danny_news_user_data" style:family="table">
      <style:table-properties style:width="14.649cm" table:align="margins"/>
    </style:style>
    <style:style style:name="danny_5f_news_5f_user_5f_data.A" style:display-name="danny_news_user_data.A" style:family="table-column">
      <style:table-column-properties style:column-width="3.662cm" style:rel-column-width="16383*"/>
    </style:style>
    <style:style style:name="danny_5f_news_5f_user_5f_data.D" style:display-name="danny_news_user_data.D" style:family="table-column">
      <style:table-column-properties style:column-width="3.664cm" style:rel-column-width="16386*"/>
    </style:style>
    <style:style style:name="Таблица47" style:family="table">
      <style:table-properties style:width="14.649cm" table:align="margins"/>
    </style:style>
    <style:style style:name="Таблица47.A" style:family="table-column">
      <style:table-column-properties style:column-width="3.662cm" style:rel-column-width="16383*"/>
    </style:style>
    <style:style style:name="Таблица47.D" style:family="table-column">
      <style:table-column-properties style:column-width="3.664cm" style:rel-column-width="16386*"/>
    </style:style>
    <style:style style:name="danny_5f_polling_5f_data" style:display-name="danny_polling_data" style:family="table">
      <style:table-properties style:width="14.649cm" table:align="margins"/>
    </style:style>
    <style:style style:name="danny_5f_polling_5f_data.A" style:display-name="danny_polling_data.A" style:family="table-column">
      <style:table-column-properties style:column-width="3.662cm" style:rel-column-width="16383*"/>
    </style:style>
    <style:style style:name="danny_5f_polling_5f_data.D" style:display-name="danny_polling_data.D" style:family="table-column">
      <style:table-column-properties style:column-width="3.664cm" style:rel-column-width="16386*"/>
    </style:style>
    <style:style style:name="Таблица48" style:family="table">
      <style:table-properties style:width="14.649cm" table:align="margins"/>
    </style:style>
    <style:style style:name="Таблица48.A" style:family="table-column">
      <style:table-column-properties style:column-width="3.662cm" style:rel-column-width="16383*"/>
    </style:style>
    <style:style style:name="Таблица48.D" style:family="table-column">
      <style:table-column-properties style:column-width="3.664cm" style:rel-column-width="16386*"/>
    </style:style>
    <style:style style:name="danny_5f_polling_5f_comment_5f_data" style:display-name="danny_polling_comment_data" style:family="table">
      <style:table-properties style:width="14.649cm" table:align="margins"/>
    </style:style>
    <style:style style:name="danny_5f_polling_5f_comment_5f_data.A" style:display-name="danny_polling_comment_data.A" style:family="table-column">
      <style:table-column-properties style:column-width="3.662cm" style:rel-column-width="16383*"/>
    </style:style>
    <style:style style:name="danny_5f_polling_5f_comment_5f_data.D" style:display-name="danny_polling_comment_data.D" style:family="table-column">
      <style:table-column-properties style:column-width="3.664cm" style:rel-column-width="16386*"/>
    </style:style>
    <style:style style:name="Таблица49" style:family="table">
      <style:table-properties style:width="14.649cm" table:align="margins"/>
    </style:style>
    <style:style style:name="Таблица49.A" style:family="table-column">
      <style:table-column-properties style:column-width="3.662cm" style:rel-column-width="16383*"/>
    </style:style>
    <style:style style:name="Таблица49.D" style:family="table-column">
      <style:table-column-properties style:column-width="3.664cm" style:rel-column-width="16386*"/>
    </style:style>
    <style:style style:name="danny_5f_polling_5f_vals_5f_data" style:display-name="danny_polling_vals_data" style:family="table">
      <style:table-properties style:width="14.649cm" table:align="margins"/>
    </style:style>
    <style:style style:name="danny_5f_polling_5f_vals_5f_data.A" style:display-name="danny_polling_vals_data.A" style:family="table-column">
      <style:table-column-properties style:column-width="3.662cm" style:rel-column-width="16383*"/>
    </style:style>
    <style:style style:name="danny_5f_polling_5f_vals_5f_data.D" style:display-name="danny_polling_vals_data.D" style:family="table-column">
      <style:table-column-properties style:column-width="3.664cm" style:rel-column-width="16386*"/>
    </style:style>
    <style:style style:name="Таблица50" style:family="table">
      <style:table-properties style:width="14.649cm" table:align="margins"/>
    </style:style>
    <style:style style:name="Таблица50.A" style:family="table-column">
      <style:table-column-properties style:column-width="3.662cm" style:rel-column-width="16383*"/>
    </style:style>
    <style:style style:name="Таблица50.D" style:family="table-column">
      <style:table-column-properties style:column-width="3.664cm" style:rel-column-width="16386*"/>
    </style:style>
    <style:style style:name="danny_5f_polling_5f_vote_5f_data" style:display-name="danny_polling_vote_data" style:family="table">
      <style:table-properties style:width="14.649cm" table:align="margins"/>
    </style:style>
    <style:style style:name="danny_5f_polling_5f_vote_5f_data.A" style:display-name="danny_polling_vote_data.A" style:family="table-column">
      <style:table-column-properties style:column-width="3.662cm" style:rel-column-width="16383*"/>
    </style:style>
    <style:style style:name="danny_5f_polling_5f_vote_5f_data.D" style:display-name="danny_polling_vote_data.D" style:family="table-column">
      <style:table-column-properties style:column-width="3.664cm" style:rel-column-width="16386*"/>
    </style:style>
    <style:style style:name="Таблица51" style:family="table">
      <style:table-properties style:width="14.649cm" table:align="margins"/>
    </style:style>
    <style:style style:name="Таблица51.A" style:family="table-column">
      <style:table-column-properties style:column-width="3.662cm" style:rel-column-width="16383*"/>
    </style:style>
    <style:style style:name="Таблица51.D" style:family="table-column">
      <style:table-column-properties style:column-width="3.664cm" style:rel-column-width="16386*"/>
    </style:style>
    <style:style style:name="danny_5f_settings_5f_data" style:display-name="danny_settings_data" style:family="table">
      <style:table-properties style:width="14.649cm" table:align="margins"/>
    </style:style>
    <style:style style:name="danny_5f_settings_5f_data.A" style:display-name="danny_settings_data.A" style:family="table-column">
      <style:table-column-properties style:column-width="3.662cm" style:rel-column-width="16383*"/>
    </style:style>
    <style:style style:name="danny_5f_settings_5f_data.D" style:display-name="danny_settings_data.D" style:family="table-column">
      <style:table-column-properties style:column-width="3.664cm" style:rel-column-width="16386*"/>
    </style:style>
    <style:style style:name="Таблица52" style:family="table">
      <style:table-properties style:width="14.649cm" table:align="margins"/>
    </style:style>
    <style:style style:name="Таблица52.A" style:family="table-column">
      <style:table-column-properties style:column-width="3.662cm" style:rel-column-width="16383*"/>
    </style:style>
    <style:style style:name="Таблица52.D" style:family="table-column">
      <style:table-column-properties style:column-width="3.664cm" style:rel-column-width="16386*"/>
    </style:style>
    <style:style style:name="danny_5f_smilie_5f_data" style:display-name="danny_smilie_data" style:family="table">
      <style:table-properties style:width="14.649cm" table:align="margins"/>
    </style:style>
    <style:style style:name="danny_5f_smilie_5f_data.A" style:display-name="danny_smilie_data.A" style:family="table-column">
      <style:table-column-properties style:column-width="3.662cm" style:rel-column-width="16383*"/>
    </style:style>
    <style:style style:name="danny_5f_smilie_5f_data.D" style:display-name="danny_smilie_data.D" style:family="table-column">
      <style:table-column-properties style:column-width="3.664cm" style:rel-column-width="16386*"/>
    </style:style>
    <style:style style:name="Таблица53" style:family="table">
      <style:table-properties style:width="14.649cm" table:align="margins"/>
    </style:style>
    <style:style style:name="Таблица53.A" style:family="table-column">
      <style:table-column-properties style:column-width="3.662cm" style:rel-column-width="16383*"/>
    </style:style>
    <style:style style:name="Таблица53.D" style:family="table-column">
      <style:table-column-properties style:column-width="3.664cm" style:rel-column-width="16386*"/>
    </style:style>
    <style:style style:name="danny_5f_statis_5f_ref_5f_data" style:display-name="danny_statis_ref_data" style:family="table">
      <style:table-properties style:width="14.649cm" table:align="margins"/>
    </style:style>
    <style:style style:name="danny_5f_statis_5f_ref_5f_data.A" style:display-name="danny_statis_ref_data.A" style:family="table-column">
      <style:table-column-properties style:column-width="3.662cm" style:rel-column-width="16383*"/>
    </style:style>
    <style:style style:name="danny_5f_statis_5f_ref_5f_data.D" style:display-name="danny_statis_ref_data.D" style:family="table-column">
      <style:table-column-properties style:column-width="3.664cm" style:rel-column-width="16386*"/>
    </style:style>
    <style:style style:name="Таблица54" style:family="table">
      <style:table-properties style:width="14.649cm" table:align="margins"/>
    </style:style>
    <style:style style:name="Таблица54.A" style:family="table-column">
      <style:table-column-properties style:column-width="3.662cm" style:rel-column-width="16383*"/>
    </style:style>
    <style:style style:name="Таблица54.D" style:family="table-column">
      <style:table-column-properties style:column-width="3.664cm" style:rel-column-width="16386*"/>
    </style:style>
    <style:style style:name="danny_5f_subscribe_5f_archive_5f_data" style:display-name="danny_subscribe_archive_data" style:family="table">
      <style:table-properties style:width="14.649cm" table:align="margins"/>
    </style:style>
    <style:style style:name="danny_5f_subscribe_5f_archive_5f_data.A" style:display-name="danny_subscribe_archive_data.A" style:family="table-column">
      <style:table-column-properties style:column-width="3.662cm" style:rel-column-width="16383*"/>
    </style:style>
    <style:style style:name="danny_5f_subscribe_5f_archive_5f_data.D" style:display-name="danny_subscribe_archive_data.D" style:family="table-column">
      <style:table-column-properties style:column-width="3.664cm" style:rel-column-width="16386*"/>
    </style:style>
    <style:style style:name="Таблица55" style:family="table">
      <style:table-properties style:width="14.649cm" table:align="margins"/>
    </style:style>
    <style:style style:name="Таблица55.A" style:family="table-column">
      <style:table-column-properties style:column-width="3.662cm" style:rel-column-width="16383*"/>
    </style:style>
    <style:style style:name="Таблица55.D" style:family="table-column">
      <style:table-column-properties style:column-width="3.664cm" style:rel-column-width="16386*"/>
    </style:style>
    <style:style style:name="danny_5f_subscribe_5f_users_5f_data" style:display-name="danny_subscribe_users_data" style:family="table">
      <style:table-properties style:width="14.649cm" table:align="margins"/>
    </style:style>
    <style:style style:name="danny_5f_subscribe_5f_users_5f_data.A" style:display-name="danny_subscribe_users_data.A" style:family="table-column">
      <style:table-column-properties style:column-width="3.662cm" style:rel-column-width="16383*"/>
    </style:style>
    <style:style style:name="danny_5f_subscribe_5f_users_5f_data.D" style:display-name="danny_subscribe_users_data.D" style:family="table-column">
      <style:table-column-properties style:column-width="3.664cm" style:rel-column-width="16386*"/>
    </style:style>
    <style:style style:name="Таблица56" style:family="table">
      <style:table-properties style:width="14.649cm" table:align="margins"/>
    </style:style>
    <style:style style:name="Таблица56.A" style:family="table-column">
      <style:table-column-properties style:column-width="3.662cm" style:rel-column-width="16383*"/>
    </style:style>
    <style:style style:name="Таблица56.D" style:family="table-column">
      <style:table-column-properties style:column-width="3.664cm" style:rel-column-width="16386*"/>
    </style:style>
    <style:style style:name="danny_5f_users_5f_data" style:display-name="danny_users_data" style:family="table">
      <style:table-properties style:width="14.649cm" table:align="margins"/>
    </style:style>
    <style:style style:name="danny_5f_users_5f_data.A" style:display-name="danny_users_data.A" style:family="table-column">
      <style:table-column-properties style:column-width="3.662cm" style:rel-column-width="16383*"/>
    </style:style>
    <style:style style:name="danny_5f_users_5f_data.D" style:display-name="danny_users_data.D" style:family="table-column">
      <style:table-column-properties style:column-width="3.664cm" style:rel-column-width="16386*"/>
    </style:style>
    <style:style style:name="Таблица57" style:family="table">
      <style:table-properties style:width="14.649cm" table:align="margins"/>
    </style:style>
    <style:style style:name="Таблица57.A" style:family="table-column">
      <style:table-column-properties style:column-width="3.662cm" style:rel-column-width="16383*"/>
    </style:style>
    <style:style style:name="Таблица57.D" style:family="table-column">
      <style:table-column-properties style:column-width="3.664cm" style:rel-column-width="16386*"/>
    </style:style>
    <style:style style:name="danny_5f_users_5f_field_5f_data" style:display-name="danny_users_field_data" style:family="table">
      <style:table-properties style:width="14.649cm" table:align="margins"/>
    </style:style>
    <style:style style:name="danny_5f_users_5f_field_5f_data.A" style:display-name="danny_users_field_data.A" style:family="table-column">
      <style:table-column-properties style:column-width="3.662cm" style:rel-column-width="16383*"/>
    </style:style>
    <style:style style:name="danny_5f_users_5f_field_5f_data.D" style:display-name="danny_users_field_data.D" style:family="table-column">
      <style:table-column-properties style:column-width="3.664cm" style:rel-column-width="16386*"/>
    </style:style>
    <style:style style:name="Таблица58" style:family="table">
      <style:table-properties style:width="14.649cm" table:align="margins"/>
    </style:style>
    <style:style style:name="Таблица58.A" style:family="table-column">
      <style:table-column-properties style:column-width="3.662cm" style:rel-column-width="16383*"/>
    </style:style>
    <style:style style:name="Таблица58.D" style:family="table-column">
      <style:table-column-properties style:column-width="3.664cm" style:rel-column-width="16386*"/>
    </style:style>
    <style:style style:name="danny_5f_video_5f_data" style:display-name="danny_video_data" style:family="table">
      <style:table-properties style:width="14.649cm" table:align="margins"/>
    </style:style>
    <style:style style:name="danny_5f_video_5f_data.A" style:display-name="danny_video_data.A" style:family="table-column">
      <style:table-column-properties style:column-width="3.662cm" style:rel-column-width="16383*"/>
    </style:style>
    <style:style style:name="danny_5f_video_5f_data.D" style:display-name="danny_video_data.D" style:family="table-column">
      <style:table-column-properties style:column-width="3.664cm" style:rel-column-width="16386*"/>
    </style:style>
    <style:style style:name="Таблица59" style:family="table">
      <style:table-properties style:width="14.649cm" table:align="margins"/>
    </style:style>
    <style:style style:name="Таблица59.A" style:family="table-column">
      <style:table-column-properties style:column-width="3.662cm" style:rel-column-width="16383*"/>
    </style:style>
    <style:style style:name="Таблица59.D" style:family="table-column">
      <style:table-column-properties style:column-width="3.664cm" style:rel-column-width="16386*"/>
    </style:style>
    <style:style style:name="danny_5f_video_5f_broken_5f_data" style:display-name="danny_video_broken_data" style:family="table">
      <style:table-properties style:width="14.649cm" table:align="margins"/>
    </style:style>
    <style:style style:name="danny_5f_video_5f_broken_5f_data.A" style:display-name="danny_video_broken_data.A" style:family="table-column">
      <style:table-column-properties style:column-width="3.662cm" style:rel-column-width="16383*"/>
    </style:style>
    <style:style style:name="danny_5f_video_5f_broken_5f_data.D" style:display-name="danny_video_broken_data.D" style:family="table-column">
      <style:table-column-properties style:column-width="3.664cm" style:rel-column-width="16386*"/>
    </style:style>
    <style:style style:name="Таблица60" style:family="table">
      <style:table-properties style:width="14.649cm" table:align="margins"/>
    </style:style>
    <style:style style:name="Таблица60.A" style:family="table-column">
      <style:table-column-properties style:column-width="3.662cm" style:rel-column-width="16383*"/>
    </style:style>
    <style:style style:name="Таблица60.D" style:family="table-column">
      <style:table-column-properties style:column-width="3.664cm" style:rel-column-width="16386*"/>
    </style:style>
    <style:style style:name="danny_5f_video_5f_cat_5f_data" style:display-name="danny_video_cat_data" style:family="table">
      <style:table-properties style:width="14.649cm" table:align="margins"/>
    </style:style>
    <style:style style:name="danny_5f_video_5f_cat_5f_data.A" style:display-name="danny_video_cat_data.A" style:family="table-column">
      <style:table-column-properties style:column-width="3.662cm" style:rel-column-width="16383*"/>
    </style:style>
    <style:style style:name="danny_5f_video_5f_cat_5f_data.D" style:display-name="danny_video_cat_data.D" style:family="table-column">
      <style:table-column-properties style:column-width="3.664cm" style:rel-column-width="16386*"/>
    </style:style>
    <style:style style:name="Таблица61" style:family="table">
      <style:table-properties style:width="14.649cm" table:align="margins"/>
    </style:style>
    <style:style style:name="Таблица61.A" style:family="table-column">
      <style:table-column-properties style:column-width="3.662cm" style:rel-column-width="16383*"/>
    </style:style>
    <style:style style:name="Таблица61.D" style:family="table-column">
      <style:table-column-properties style:column-width="3.664cm" style:rel-column-width="16386*"/>
    </style:style>
    <style:style style:name="danny_5f_video_5f_comment_5f_data" style:display-name="danny_video_comment_data" style:family="table">
      <style:table-properties style:width="14.649cm" table:align="margins"/>
    </style:style>
    <style:style style:name="danny_5f_video_5f_comment_5f_data.A" style:display-name="danny_video_comment_data.A" style:family="table-column">
      <style:table-column-properties style:column-width="3.662cm" style:rel-column-width="16383*"/>
    </style:style>
    <style:style style:name="danny_5f_video_5f_comment_5f_data.D" style:display-name="danny_video_comment_data.D" style:family="table-column">
      <style:table-column-properties style:column-width="3.664cm" style:rel-column-width="16386*"/>
    </style:style>
    <style:style style:name="Таблица62" style:family="table">
      <style:table-properties style:width="14.649cm" table:align="margins"/>
    </style:style>
    <style:style style:name="Таблица62.A" style:family="table-column">
      <style:table-column-properties style:column-width="3.662cm" style:rel-column-width="16383*"/>
    </style:style>
    <style:style style:name="Таблица62.D" style:family="table-column">
      <style:table-column-properties style:column-width="3.664cm" style:rel-column-width="16386*"/>
    </style:style>
    <style:style style:name="danny_5f_video_5f_rating_5f_data" style:display-name="danny_video_rating_data" style:family="table">
      <style:table-properties style:width="14.649cm" table:align="margins"/>
    </style:style>
    <style:style style:name="danny_5f_video_5f_rating_5f_data.A" style:display-name="danny_video_rating_data.A" style:family="table-column">
      <style:table-column-properties style:column-width="3.662cm" style:rel-column-width="16383*"/>
    </style:style>
    <style:style style:name="danny_5f_video_5f_rating_5f_data.D" style:display-name="danny_video_rating_data.D" style:family="table-column">
      <style:table-column-properties style:column-width="3.664cm" style:rel-column-width="16386*"/>
    </style:style>
    <style:style style:name="Таблица63" style:family="table">
      <style:table-properties style:width="14.649cm" table:align="margins"/>
    </style:style>
    <style:style style:name="Таблица63.A" style:family="table-column">
      <style:table-column-properties style:column-width="3.662cm" style:rel-column-width="16383*"/>
    </style:style>
    <style:style style:name="Таблица63.D" style:family="table-column">
      <style:table-column-properties style:column-width="3.664cm" style:rel-column-width="16386*"/>
    </style:style>
    <style:style style:name="danny_5f_video_5f_search_5f_data" style:display-name="danny_video_search_data" style:family="table">
      <style:table-properties style:width="14.649cm" table:align="margins"/>
    </style:style>
    <style:style style:name="danny_5f_video_5f_search_5f_data.A" style:display-name="danny_video_search_data.A" style:family="table-column">
      <style:table-column-properties style:column-width="3.662cm" style:rel-column-width="16383*"/>
    </style:style>
    <style:style style:name="danny_5f_video_5f_search_5f_data.D" style:display-name="danny_video_search_data.D" style:family="table-column">
      <style:table-column-properties style:column-width="3.664cm" style:rel-column-width="16386*"/>
    </style:style>
    <style:style style:name="Таблица64" style:family="table">
      <style:table-properties style:width="14.649cm" table:align="margins"/>
    </style:style>
    <style:style style:name="Таблица64.A" style:family="table-column">
      <style:table-column-properties style:column-width="3.662cm" style:rel-column-width="16383*"/>
    </style:style>
    <style:style style:name="Таблица64.D" style:family="table-column">
      <style:table-column-properties style:column-width="3.664cm" style:rel-column-width="16386*"/>
    </style:style>
    <style:style style:name="danny_5f_video_5f_tag_5f_data" style:display-name="danny_video_tag_data" style:family="table">
      <style:table-properties style:width="14.649cm" table:align="margins"/>
    </style:style>
    <style:style style:name="danny_5f_video_5f_tag_5f_data.A" style:display-name="danny_video_tag_data.A" style:family="table-column">
      <style:table-column-properties style:column-width="3.662cm" style:rel-column-width="16383*"/>
    </style:style>
    <style:style style:name="danny_5f_video_5f_tag_5f_data.D" style:display-name="danny_video_tag_data.D" style:family="table-column">
      <style:table-column-properties style:column-width="3.664cm" style:rel-column-width="16386*"/>
    </style:style>
    <style:style style:name="Таблица65" style:family="table">
      <style:table-properties style:width="14.649cm" table:align="margins"/>
    </style:style>
    <style:style style:name="Таблица65.A" style:family="table-column">
      <style:table-column-properties style:column-width="3.662cm" style:rel-column-width="16383*"/>
    </style:style>
    <style:style style:name="Таблица65.D" style:family="table-column">
      <style:table-column-properties style:column-width="3.664cm" style:rel-column-width="16386*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Database alenka975_wiki</text:h>
      <text:h text:style-name="Heading_20_2" text:outline-level="2" text:is-list-header="true">Table structure for table danny_admin</text:h>
      <table:table table:name="danny_admin_data" table:style-name="danny_5f_admin_5f_data">
        <table:table-column table:style-name="danny_5f_admin_5f_data.A" table:number-columns-repeated="3"/>
        <table:table-column table:style-name="danny_5f_admin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ad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log</text:p>
          </table:table-cell>
          <table:table-cell office:value-type="string">
            <text:p text:style-name="Standard">varchar(2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pwd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admail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last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ermis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admin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ad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log</text:p>
          </table:table-cell>
          <table:table-cell office:value-type="string">
            <text:p text:style-name="Standard">varchar(2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pwd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admail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last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ermis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admin_sess</text:h>
      <table:table table:name="danny_admin_sess_data" table:style-name="danny_5f_admin_5f_sess_5f_data">
        <table:table-column table:style-name="danny_5f_admin_5f_sess_5f_data.A" table:number-columns-repeated="3"/>
        <table:table-column table:style-name="danny_5f_admin_5f_ses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hash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m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padd</text:p>
          </table:table-cell>
          <table:table-cell office:value-type="string">
            <text:p text:style-name="Standard">varchar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rt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activity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admin_sess</text:h>
      <table:table table:name="Таблица2" table:style-name="Таблица2">
        <table:table-column table:style-name="Таблица2.A" table:number-columns-repeated="3"/>
        <table:table-column table:style-name="Таблица2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hash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dm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padd</text:p>
          </table:table-cell>
          <table:table-cell office:value-type="string">
            <text:p text:style-name="Standard">varchar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rt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activity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article</text:h>
      <table:table table:name="danny_article_data" table:style-name="danny_5f_article_5f_data">
        <table:table-column table:style-name="danny_5f_article_5f_data.A" table:number-columns-repeated="3"/>
        <table:table-column table:style-name="danny_5f_article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ar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link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e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article</text:h>
      <table:table table:name="Таблица3" table:style-name="Таблица3">
        <table:table-column table:style-name="Таблица3.A" table:number-columns-repeated="3"/>
        <table:table-column table:style-name="Таблица3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ar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link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e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article_search</text:h>
      <table:table table:name="danny_article_search_data" table:style-name="danny_5f_article_5f_search_5f_data">
        <table:table-column table:style-name="danny_5f_article_5f_search_5f_data.A" table:number-columns-repeated="3"/>
        <table:table-column table:style-name="danny_5f_article_5f_search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article_search</text:h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banners</text:h>
      <table:table table:name="danny_banners_data" table:style-name="danny_5f_banners_5f_data">
        <table:table-column table:style-name="danny_5f_banners_5f_data.A" table:number-columns-repeated="3"/>
        <table:table-column table:style-name="danny_5f_banner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a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type</text:p>
          </table:table-cell>
          <table:table-cell office:value-type="string">
            <text:p text:style-name="Standard">enum('code', 'click'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banur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cod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ban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img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lim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anview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anclick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anmo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zo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banners</text:h>
      <table:table table:name="Таблица5" table:style-name="Таблица5">
        <table:table-column table:style-name="Таблица5.A" table:number-columns-repeated="3"/>
        <table:table-column table:style-name="Таблица5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a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type</text:p>
          </table:table-cell>
          <table:table-cell office:value-type="string">
            <text:p text:style-name="Standard">enum('code', 'click'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banur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cod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ban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img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lim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anview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anclick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anmo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zo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banners_zone</text:h>
      <table:table table:name="danny_banners_zone_data" table:style-name="danny_5f_banners_5f_zone_5f_data">
        <table:table-column table:style-name="danny_5f_banners_5f_zone_5f_data.A" table:number-columns-repeated="3"/>
        <table:table-column table:style-name="danny_5f_banners_5f_zone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anzo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anzoncod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banners_zone</text:h>
      <table:table table:name="Таблица6" table:style-name="Таблица6">
        <table:table-column table:style-name="Таблица6.A" table:number-columns-repeated="3"/>
        <table:table-column table:style-name="Таблица6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anzo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banzoncod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block</text:h>
      <table:table table:name="danny_block_data" table:style-name="danny_5f_block_5f_data">
        <table:table-column table:style-name="danny_5f_block_5f_data.A" table:number-columns-repeated="3"/>
        <table:table-column table:style-name="danny_5f_block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loc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lock_sid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file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name</text:p>
          </table:table-cell>
          <table:table-cell office:value-type="string">
            <text:p text:style-name="Standard">varchar(8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con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active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block_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lock_tem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mo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labe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</table:table>
      <text:h text:style-name="Heading_20_2" text:outline-level="2" text:is-list-header="true">Table structure for table danny_block</text:h>
      <table:table table:name="Таблица7" table:style-name="Таблица7">
        <table:table-column table:style-name="Таблица7.A" table:number-columns-repeated="3"/>
        <table:table-column table:style-name="Таблица7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loc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lock_sid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file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name</text:p>
          </table:table-cell>
          <table:table-cell office:value-type="string">
            <text:p text:style-name="Standard">varchar(8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con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active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block_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lock_tem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mo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labe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ck_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</table:table>
      <text:h text:style-name="Heading_20_2" text:outline-level="2" text:is-list-header="true">Table structure for table danny_block_posit</text:h>
      <table:table table:name="danny_block_posit_data" table:style-name="danny_5f_block_5f_posit_5f_data">
        <table:table-column table:style-name="danny_5f_block_5f_posit_5f_data.A" table:number-columns-repeated="3"/>
        <table:table-column table:style-name="danny_5f_block_5f_posi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posi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cod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block_posit</text:h>
      <table:table table:name="Таблица8" table:style-name="Таблица8">
        <table:table-column table:style-name="Таблица8.A" table:number-columns-repeated="3"/>
        <table:table-column table:style-name="Таблица8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posi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cod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captcha</text:h>
      <table:table table:name="danny_captcha_data" table:style-name="danny_5f_captcha_5f_data">
        <table:table-column table:style-name="danny_5f_captcha_5f_data.A" table:number-columns-repeated="3"/>
        <table:table-column table:style-name="danny_5f_captcha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ptch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ptch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captchcode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ptch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captcha</text:h>
      <table:table table:name="Таблица9" table:style-name="Таблица9">
        <table:table-column table:style-name="Таблица9.A" table:number-columns-repeated="3"/>
        <table:table-column table:style-name="Таблица9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ptch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ptch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ptchcode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ptch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chat</text:h>
      <table:table table:name="danny_chat_data" table:style-name="danny_5f_chat_5f_data">
        <table:table-column table:style-name="danny_5f_chat_5f_data.A" table:number-columns-repeated="3"/>
        <table:table-column table:style-name="danny_5f_cha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ate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</table:table-row>
        <table:table-row>
          <table:table-cell office:value-type="string">
            <text:p text:style-name="Standard">user</text:p>
          </table:table-cell>
          <table:table-cell office:value-type="string">
            <text:p text:style-name="Standard">varchar(2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ess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chat</text:h>
      <table:table table:name="Таблица10" table:style-name="Таблица10">
        <table:table-column table:style-name="Таблица10.A" table:number-columns-repeated="3"/>
        <table:table-column table:style-name="Таблица10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ate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</table:table-row>
        <table:table-row>
          <table:table-cell office:value-type="string">
            <text:p text:style-name="Standard">user</text:p>
          </table:table-cell>
          <table:table-cell office:value-type="string">
            <text:p text:style-name="Standard">varchar(2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ess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down</text:h>
      <table:table table:name="danny_down_data" table:style-name="danny_5f_down_5f_data">
        <table:table-column table:style-name="danny_5f_down_5f_data.A" table:number-columns-repeated="3"/>
        <table:table-column table:style-name="danny_5f_down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oc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siz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nam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lis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uth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site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ail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ran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down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down</text:h>
      <table:table table:name="Таблица11" table:style-name="Таблица11">
        <table:table-column table:style-name="Таблица11.A" table:number-columns-repeated="3"/>
        <table:table-column table:style-name="Таблица11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oc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siz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nam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lis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uth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ite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ail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ran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down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ext:soft-page-break/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down_broken</text:h>
      <table:table table:name="danny_down_broken_data" table:style-name="danny_5f_down_5f_broken_5f_data">
        <table:table-column table:style-name="danny_5f_down_5f_broken_5f_data.A" table:number-columns-repeated="3"/>
        <table:table-column table:style-name="danny_5f_down_5f_broken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ro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rok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rok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broken</text:h>
      <table:table table:name="Таблица12" table:style-name="Таблица12">
        <table:table-column table:style-name="Таблица12.A" table:number-columns-repeated="3"/>
        <table:table-column table:style-name="Таблица12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ro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rok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rok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cat</text:h>
      <table:table table:name="danny_down_cat_data" table:style-name="danny_5f_down_5f_cat_5f_data">
        <table:table-column table:style-name="danny_5f_down_5f_cat_5f_data.A" table:number-columns-repeated="3"/>
        <table:table-column table:style-name="danny_5f_down_5f_ca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ewsid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cat</text:h>
      <table:table table:name="Таблица13" table:style-name="Таблица13">
        <table:table-column table:style-name="Таблица13.A" table:number-columns-repeated="3"/>
        <table:table-column table:style-name="Таблица13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ewsid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ext:soft-page-break/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comment</text:h>
      <table:table table:name="danny_down_comment_data" table:style-name="danny_5f_down_5f_comment_5f_data">
        <table:table-column table:style-name="danny_5f_down_5f_comment_5f_data.A" table:number-columns-repeated="3"/>
        <table:table-column table:style-name="danny_5f_down_5f_commen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down_comment</text:h>
      <table:table table:name="Таблица14" table:style-name="Таблица14">
        <table:table-column table:style-name="Таблица14.A" table:number-columns-repeated="3"/>
        <table:table-column table:style-name="Таблица14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down_rating</text:h>
      <table:table table:name="danny_down_rating_data" table:style-name="danny_5f_down_5f_rating_5f_data">
        <table:table-column table:style-name="danny_5f_down_5f_rating_5f_data.A" table:number-columns-repeated="3"/>
        <table:table-column table:style-name="danny_5f_down_5f_ratin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ati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atin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rating</text:h>
      <table:table table:name="Таблица15" table:style-name="Таблица15">
        <table:table-column table:style-name="Таблица15.A" table:number-columns-repeated="3"/>
        <table:table-column table:style-name="Таблица15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ati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atin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search</text:h>
      <table:table table:name="danny_down_search_data" table:style-name="danny_5f_down_5f_search_5f_data">
        <table:table-column table:style-name="danny_5f_down_5f_search_5f_data.A" table:number-columns-repeated="3"/>
        <table:table-column table:style-name="danny_5f_down_5f_search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<text:soft-page-break/>Table structure for table danny_down_search</text:h>
      <table:table table:name="Таблица16" table:style-name="Таблица16">
        <table:table-column table:style-name="Таблица16.A" table:number-columns-repeated="3"/>
        <table:table-column table:style-name="Таблица16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sess</text:h>
      <table:table table:name="danny_down_sess_data" table:style-name="danny_5f_down_5f_sess_5f_data">
        <table:table-column table:style-name="danny_5f_down_5f_sess_5f_data.A" table:number-columns-repeated="3"/>
        <table:table-column table:style-name="danny_5f_down_5f_ses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ssid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ess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ss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sess</text:h>
      <table:table table:name="Таблица17" table:style-name="Таблица17">
        <table:table-column table:style-name="Таблица17.A" table:number-columns-repeated="3"/>
        <table:table-column table:style-name="Таблица17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ssid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ess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ss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tag</text:h>
      <table:table table:name="danny_down_tag_data" table:style-name="danny_5f_down_5f_tag_5f_data">
        <table:table-column table:style-name="danny_5f_down_5f_tag_5f_data.A" table:number-columns-repeated="3"/>
        <table:table-column table:style-name="danny_5f_down_5f_ta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down_tag</text:h>
      <table:table table:name="Таблица18" table:style-name="Таблица18">
        <table:table-column table:style-name="Таблица18.A" table:number-columns-repeated="3"/>
        <table:table-column table:style-name="Таблица18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field</text:h>
      <table:table table:name="danny_field_data" table:style-name="danny_5f_field_5f_data">
        <table:table-column table:style-name="danny_5f_field_5f_data.A" table:number-columns-repeated="3"/>
        <table:table-column table:style-name="danny_5f_field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field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ieldtype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ieldname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ieldlis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quire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method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nlen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3</text:p>
          </table:table-cell>
        </table:table-row>
        <text:soft-page-break/>
        <table:table-row>
          <table:table-cell office:value-type="string">
            <text:p text:style-name="Standard">maxlen</text:p>
          </table:table-cell>
          <table:table-cell office:value-type="string">
            <text:p text:style-name="Standard">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255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no', 'yes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field</text:h>
      <table:table table:name="Таблица19" table:style-name="Таблица19">
        <table:table-column table:style-name="Таблица19.A" table:number-columns-repeated="3"/>
        <table:table-column table:style-name="Таблица19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field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ieldtype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ieldname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ieldlis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quire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method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nlen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3</text:p>
          </table:table-cell>
        </table:table-row>
        <table:table-row>
          <table:table-cell office:value-type="string">
            <text:p text:style-name="Standard">maxlen</text:p>
          </table:table-cell>
          <table:table-cell office:value-type="string">
            <text:p text:style-name="Standard">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255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no', 'yes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gallery</text:h>
      <table:table table:name="danny_gallery_data" table:style-name="danny_5f_gallery_5f_data">
        <table:table-column table:style-name="danny_5f_gallery_5f_data.A" table:number-columns-repeated="3"/>
        <table:table-column table:style-name="danny_5f_gallery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video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rating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rating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gallery</text:h>
      <table:table table:name="Таблица20" table:style-name="Таблица20">
        <table:table-column table:style-name="Таблица20.A" table:number-columns-repeated="3"/>
        <table:table-column table:style-name="Таблица20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video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rating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rating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gallery_cat</text:h>
      <table:table table:name="danny_gallery_cat_data" table:style-name="danny_5f_gallery_5f_cat_5f_data">
        <table:table-column table:style-name="danny_5f_gallery_5f_cat_5f_data.A" table:number-columns-repeated="3"/>
        <table:table-column table:style-name="danny_5f_gallery_5f_ca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ewsid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gallery_cat</text:h>
      <table:table table:name="Таблица21" table:style-name="Таблица21">
        <table:table-column table:style-name="Таблица21.A" table:number-columns-repeated="3"/>
        <table:table-column table:style-name="Таблица21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ewsid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gallery_comment</text:h>
      <table:table table:name="danny_gallery_comment_data" table:style-name="danny_5f_gallery_5f_comment_5f_data">
        <table:table-column table:style-name="danny_5f_gallery_5f_comment_5f_data.A" table:number-columns-repeated="3"/>
        <table:table-column table:style-name="danny_5f_gallery_5f_commen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ext:soft-page-break/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gallery_comment</text:h>
      <table:table table:name="Таблица22" table:style-name="Таблица22">
        <table:table-column table:style-name="Таблица22.A" table:number-columns-repeated="3"/>
        <table:table-column table:style-name="Таблица22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gallery_rating</text:h>
      <table:table table:name="danny_gallery_rating_data" table:style-name="danny_5f_gallery_5f_rating_5f_data">
        <table:table-column table:style-name="danny_5f_gallery_5f_rating_5f_data.A" table:number-columns-repeated="3"/>
        <table:table-column table:style-name="danny_5f_gallery_5f_ratin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ati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atin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gallery_rating</text:h>
      <table:table table:name="Таблица23" table:style-name="Таблица23">
        <table:table-column table:style-name="Таблица23.A" table:number-columns-repeated="3"/>
        <table:table-column table:style-name="Таблица23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ati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atin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gallery_search</text:h>
      <table:table table:name="danny_gallery_search_data" table:style-name="danny_5f_gallery_5f_search_5f_data">
        <table:table-column table:style-name="danny_5f_gallery_5f_search_5f_data.A" table:number-columns-repeated="3"/>
        <table:table-column table:style-name="danny_5f_gallery_5f_search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gallery_search</text:h>
      <table:table table:name="Таблица24" table:style-name="Таблица24">
        <table:table-column table:style-name="Таблица24.A" table:number-columns-repeated="3"/>
        <table:table-column table:style-name="Таблица24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<text:soft-page-break/>Table structure for table danny_gallery_tag</text:h>
      <table:table table:name="danny_gallery_tag_data" table:style-name="danny_5f_gallery_5f_tag_5f_data">
        <table:table-column table:style-name="danny_5f_gallery_5f_tag_5f_data.A" table:number-columns-repeated="3"/>
        <table:table-column table:style-name="danny_5f_gallery_5f_ta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gallery_tag</text:h>
      <table:table table:name="Таблица25" table:style-name="Таблица25">
        <table:table-column table:style-name="Таблица25.A" table:number-columns-repeated="3"/>
        <table:table-column table:style-name="Таблица25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game_comment</text:h>
      <table:table table:name="danny_game_comment_data" table:style-name="danny_5f_game_5f_comment_5f_data">
        <table:table-column table:style-name="danny_5f_game_5f_comment_5f_data.A" table:number-columns-repeated="3"/>
        <table:table-column table:style-name="danny_5f_game_5f_commen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ewsi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game_comment</text:h>
      <table:table table:name="Таблица26" table:style-name="Таблица26">
        <table:table-column table:style-name="Таблица26.A" table:number-columns-repeated="3"/>
        <table:table-column table:style-name="Таблица26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ewsi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info</text:h>
      <table:table table:name="danny_info_data" table:style-name="danny_5f_info_5f_data">
        <table:table-column table:style-name="danny_5f_info_5f_data.A" table:number-columns-repeated="3"/>
        <table:table-column table:style-name="danny_5f_info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info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nfo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nfotext</text:p>
          </table:table-cell>
          <table:table-cell office:value-type="string">
            <text:p text:style-name="Standard">mediumtext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infotp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info</text:h>
      <table:table table:name="Таблица27" table:style-name="Таблица27">
        <table:table-column table:style-name="Таблица27.A" table:number-columns-repeated="3"/>
        <table:table-column table:style-name="Таблица27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ext:soft-page-break/>
        <table:table-row>
          <table:table-cell office:value-type="string">
            <text:p text:style-name="Standard">info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nfo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nfotext</text:p>
          </table:table-cell>
          <table:table-cell office:value-type="string">
            <text:p text:style-name="Standard">mediumtext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infotp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language</text:h>
      <table:table table:name="danny_language_data" table:style-name="danny_5f_language_5f_data">
        <table:table-column table:style-name="danny_5f_language_5f_data.A" table:number-columns-repeated="3"/>
        <table:table-column table:style-name="danny_5f_language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a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packid</text:p>
          </table:table-cell>
          <table:table-cell office:value-type="string">
            <text:p text:style-name="Standard">int(2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1</text:p>
          </table:table-cell>
        </table:table-row>
        <table:table-row>
          <table:table-cell office:value-type="string">
            <text:p text:style-name="Standard">langsetid</text:p>
          </table:table-cell>
          <table:table-cell office:value-type="string">
            <text:p text:style-name="Standard">int(5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ngvars</text:p>
          </table:table-cell>
          <table:table-cell office:value-type="string">
            <text:p text:style-name="Standard">varchar(3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val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valsold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cache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language</text:h>
      <table:table table:name="Таблица28" table:style-name="Таблица28">
        <table:table-column table:style-name="Таблица28.A" table:number-columns-repeated="3"/>
        <table:table-column table:style-name="Таблица28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a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packid</text:p>
          </table:table-cell>
          <table:table-cell office:value-type="string">
            <text:p text:style-name="Standard">int(2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1</text:p>
          </table:table-cell>
        </table:table-row>
        <table:table-row>
          <table:table-cell office:value-type="string">
            <text:p text:style-name="Standard">langsetid</text:p>
          </table:table-cell>
          <table:table-cell office:value-type="string">
            <text:p text:style-name="Standard">int(5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ngvars</text:p>
          </table:table-cell>
          <table:table-cell office:value-type="string">
            <text:p text:style-name="Standard">varchar(3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val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valsold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cache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language_pack</text:h>
      <table:table table:name="danny_language_pack_data" table:style-name="danny_5f_language_5f_pack_5f_data">
        <table:table-column table:style-name="danny_5f_language_5f_pack_5f_data.A" table:number-columns-repeated="3"/>
        <table:table-column table:style-name="danny_5f_language_5f_pack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angpackid</text:p>
          </table:table-cell>
          <table:table-cell office:value-type="string">
            <text:p text:style-name="Standard">int(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pack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code</text:p>
          </table:table-cell>
          <table:table-cell office:value-type="string">
            <text:p text:style-name="Standard">varchar(4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charset</text:p>
          </table:table-cell>
          <table:table-cell office:value-type="string">
            <text:p text:style-name="Standard">varchar(2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datese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ngauthor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language_pack</text:h>
      <table:table table:name="Таблица29" table:style-name="Таблица29">
        <table:table-column table:style-name="Таблица29.A" table:number-columns-repeated="3"/>
        <table:table-column table:style-name="Таблица29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angpackid</text:p>
          </table:table-cell>
          <table:table-cell office:value-type="string">
            <text:p text:style-name="Standard">int(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pack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code</text:p>
          </table:table-cell>
          <table:table-cell office:value-type="string">
            <text:p text:style-name="Standard">varchar(4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charset</text:p>
          </table:table-cell>
          <table:table-cell office:value-type="string">
            <text:p text:style-name="Standard">varchar(2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datese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ngauthor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language_setting</text:h>
      <table:table table:name="danny_language_setting_data" table:style-name="danny_5f_language_5f_setting_5f_data">
        <table:table-column table:style-name="danny_5f_language_5f_setting_5f_data.A" table:number-columns-repeated="3"/>
        <table:table-column table:style-name="danny_5f_language_5f_settin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angse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langpac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ngsetname</text:p>
          </table:table-cell>
          <table:table-cell office:value-type="string">
            <text:p text:style-name="Standard">varchar(8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setmd5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language_setting</text:h>
      <table:table table:name="Таблица30" table:style-name="Таблица30">
        <table:table-column table:style-name="Таблица30.A" table:number-columns-repeated="3"/>
        <table:table-column table:style-name="Таблица30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angse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pac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ngsetname</text:p>
          </table:table-cell>
          <table:table-cell office:value-type="string">
            <text:p text:style-name="Standard">varchar(8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ngsetmd5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link</text:h>
      <table:table table:name="danny_link_data" table:style-name="danny_5f_link_5f_data">
        <table:table-column table:style-name="danny_5f_link_5f_data.A" table:number-columns-repeated="3"/>
        <table:table-column table:style-name="danny_5f_link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in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r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ran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</table:table>
      <text:h text:style-name="Heading_20_2" text:outline-level="2" text:is-list-header="true">Table structure for table danny_link</text:h>
      <table:table table:name="Таблица31" table:style-name="Таблица31">
        <table:table-column table:style-name="Таблица31.A" table:number-columns-repeated="3"/>
        <table:table-column table:style-name="Таблица31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in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r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ran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ext:soft-page-break/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</table:table>
      <text:h text:style-name="Heading_20_2" text:outline-level="2" text:is-list-header="true">Table structure for table danny_media</text:h>
      <table:table table:name="danny_media_data" table:style-name="danny_5f_media_5f_data">
        <table:table-column table:style-name="danny_5f_media_5f_data.A" table:number-columns-repeated="3"/>
        <table:table-column table:style-name="danny_5f_media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oc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siz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nam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lis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uth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ite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ail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ran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down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media</text:h>
      <table:table table:name="Таблица32" table:style-name="Таблица32">
        <table:table-column table:style-name="Таблица32.A" table:number-columns-repeated="3"/>
        <table:table-column table:style-name="Таблица32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ext:soft-page-break/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oc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siz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nam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lis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uth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ite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ail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ran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down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media_broken</text:h>
      <table:table table:name="danny_media_broken_data" table:style-name="danny_5f_media_5f_broken_5f_data">
        <table:table-column table:style-name="danny_5f_media_5f_broken_5f_data.A" table:number-columns-repeated="3"/>
        <table:table-column table:style-name="danny_5f_media_5f_broken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ro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rok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rok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broken</text:h>
      <table:table table:name="Таблица33" table:style-name="Таблица33">
        <table:table-column table:style-name="Таблица33.A" table:number-columns-repeated="3"/>
        <table:table-column table:style-name="Таблица33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ro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rok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rok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cat</text:h>
      <table:table table:name="danny_media_cat_data" table:style-name="danny_5f_media_5f_cat_5f_data">
        <table:table-column table:style-name="danny_5f_media_5f_cat_5f_data.A" table:number-columns-repeated="3"/>
        <table:table-column table:style-name="danny_5f_media_5f_ca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ewsid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cat</text:h>
      <table:table table:name="Таблица34" table:style-name="Таблица34">
        <table:table-column table:style-name="Таблица34.A" table:number-columns-repeated="3"/>
        <table:table-column table:style-name="Таблица34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ewsid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comment</text:h>
      <table:table table:name="danny_media_comment_data" table:style-name="danny_5f_media_5f_comment_5f_data">
        <table:table-column table:style-name="danny_5f_media_5f_comment_5f_data.A" table:number-columns-repeated="3"/>
        <table:table-column table:style-name="danny_5f_media_5f_commen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media_comment</text:h>
      <table:table table:name="Таблица35" table:style-name="Таблица35">
        <table:table-column table:style-name="Таблица35.A" table:number-columns-repeated="3"/>
        <table:table-column table:style-name="Таблица35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<text:soft-page-break/>Table structure for table danny_media_list</text:h>
      <table:table table:name="danny_media_list_data" table:style-name="danny_5f_media_5f_list_5f_data">
        <table:table-column table:style-name="danny_5f_media_5f_list_5f_data.A" table:number-columns-repeated="3"/>
        <table:table-column table:style-name="danny_5f_media_5f_lis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is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lis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istco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</table:table>
      <text:h text:style-name="Heading_20_2" text:outline-level="2" text:is-list-header="true">Table structure for table danny_media_list</text:h>
      <table:table table:name="Таблица36" table:style-name="Таблица36">
        <table:table-column table:style-name="Таблица36.A" table:number-columns-repeated="3"/>
        <table:table-column table:style-name="Таблица36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is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NULL</text:p>
          </table:table-cell>
        </table:table-row>
        <table:table-row>
          <table:table-cell office:value-type="string">
            <text:p text:style-name="Standard">lis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istco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</table:table>
      <text:h text:style-name="Heading_20_2" text:outline-level="2" text:is-list-header="true">Table structure for table danny_media_rating</text:h>
      <table:table table:name="danny_media_rating_data" table:style-name="danny_5f_media_5f_rating_5f_data">
        <table:table-column table:style-name="danny_5f_media_5f_rating_5f_data.A" table:number-columns-repeated="3"/>
        <table:table-column table:style-name="danny_5f_media_5f_ratin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ati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atin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rating</text:h>
      <table:table table:name="Таблица37" table:style-name="Таблица37">
        <table:table-column table:style-name="Таблица37.A" table:number-columns-repeated="3"/>
        <table:table-column table:style-name="Таблица37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ati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atin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search</text:h>
      <table:table table:name="danny_media_search_data" table:style-name="danny_5f_media_5f_search_5f_data">
        <table:table-column table:style-name="danny_5f_media_5f_search_5f_data.A" table:number-columns-repeated="3"/>
        <table:table-column table:style-name="danny_5f_media_5f_search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search</text:h>
      <table:table table:name="Таблица38" table:style-name="Таблица38">
        <table:table-column table:style-name="Таблица38.A" table:number-columns-repeated="3"/>
        <table:table-column table:style-name="Таблица38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<text:soft-page-break/>Table structure for table danny_media_sess</text:h>
      <table:table table:name="danny_media_sess_data" table:style-name="danny_5f_media_5f_sess_5f_data">
        <table:table-column table:style-name="danny_5f_media_5f_sess_5f_data.A" table:number-columns-repeated="3"/>
        <table:table-column table:style-name="danny_5f_media_5f_ses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ssid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ess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ss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sess</text:h>
      <table:table table:name="Таблица39" table:style-name="Таблица39">
        <table:table-column table:style-name="Таблица39.A" table:number-columns-repeated="3"/>
        <table:table-column table:style-name="Таблица39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ssid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ess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ss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tag</text:h>
      <table:table table:name="danny_media_tag_data" table:style-name="danny_5f_media_5f_tag_5f_data">
        <table:table-column table:style-name="danny_5f_media_5f_tag_5f_data.A" table:number-columns-repeated="3"/>
        <table:table-column table:style-name="danny_5f_media_5f_ta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edia_tag</text:h>
      <table:table table:name="Таблица40" table:style-name="Таблица40">
        <table:table-column table:style-name="Таблица40.A" table:number-columns-repeated="3"/>
        <table:table-column table:style-name="Таблица40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mods</text:h>
      <table:table table:name="danny_mods_data" table:style-name="danny_5f_mods_5f_data">
        <table:table-column table:style-name="danny_5f_mods_5f_data.A" table:number-columns-repeated="3"/>
        <table:table-column table:style-name="danny_5f_mod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mod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od_fol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mod_tem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od_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od_map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od_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mod_labe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tive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</table:table>
      <text:h text:style-name="Heading_20_2" text:outline-level="2" text:is-list-header="true">Table structure for table danny_mods</text:h>
      <table:table table:name="Таблица41" table:style-name="Таблица41">
        <table:table-column table:style-name="Таблица41.A" table:number-columns-repeated="3"/>
        <table:table-column table:style-name="Таблица41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mod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od_fol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mod_tem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od_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mod_map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od_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mod_labe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tive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</table:table>
      <text:h text:style-name="Heading_20_2" text:outline-level="2" text:is-list-header="true">Table structure for table danny_news</text:h>
      <table:table table:name="danny_news_data" table:style-name="danny_5f_news_5f_data">
        <table:table-column table:style-name="danny_5f_news_5f_data.A" table:number-columns-repeated="3"/>
        <table:table-column table:style-name="danny_5f_new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news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video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news</text:h>
      <table:table table:name="Таблица42" table:style-name="Таблица42">
        <table:table-column table:style-name="Таблица42.A" table:number-columns-repeated="3"/>
        <table:table-column table:style-name="Таблица42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news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ext:soft-page-break/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video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news_cat</text:h>
      <table:table table:name="danny_news_cat_data" table:style-name="danny_5f_news_5f_cat_5f_data">
        <table:table-column table:style-name="danny_5f_news_5f_cat_5f_data.A" table:number-columns-repeated="3"/>
        <table:table-column table:style-name="danny_5f_news_5f_ca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ewsid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news_cat</text:h>
      <table:table table:name="Таблица43" table:style-name="Таблица43">
        <table:table-column table:style-name="Таблица43.A" table:number-columns-repeated="3"/>
        <table:table-column table:style-name="Таблица43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ewsid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news_comment</text:h>
      <table:table table:name="danny_news_comment_data" table:style-name="danny_5f_news_5f_comment_5f_data">
        <table:table-column table:style-name="danny_5f_news_5f_comment_5f_data.A" table:number-columns-repeated="3"/>
        <table:table-column table:style-name="danny_5f_news_5f_commen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ews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news_comment</text:h>
      <table:table table:name="Таблица44" table:style-name="Таблица44">
        <table:table-column table:style-name="Таблица44.A" table:number-columns-repeated="3"/>
        <table:table-column table:style-name="Таблица44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ews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news_search</text:h>
      <table:table table:name="danny_news_search_data" table:style-name="danny_5f_news_5f_search_5f_data">
        <table:table-column table:style-name="danny_5f_news_5f_search_5f_data.A" table:number-columns-repeated="3"/>
        <table:table-column table:style-name="danny_5f_news_5f_search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news_search</text:h>
      <table:table table:name="Таблица45" table:style-name="Таблица45">
        <table:table-column table:style-name="Таблица45.A" table:number-columns-repeated="3"/>
        <table:table-column table:style-name="Таблица45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news_tag</text:h>
      <table:table table:name="danny_news_tag_data" table:style-name="danny_5f_news_5f_tag_5f_data">
        <table:table-column table:style-name="danny_5f_news_5f_tag_5f_data.A" table:number-columns-repeated="3"/>
        <table:table-column table:style-name="danny_5f_news_5f_ta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news_tag</text:h>
      <table:table table:name="Таблица46" table:style-name="Таблица46">
        <table:table-column table:style-name="Таблица46.A" table:number-columns-repeated="3"/>
        <table:table-column table:style-name="Таблица46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news_user</text:h>
      <table:table table:name="danny_news_user_data" table:style-name="danny_5f_news_5f_user_5f_data">
        <table:table-column table:style-name="danny_5f_news_5f_user_5f_data.A" table:number-columns-repeated="3"/>
        <table:table-column table:style-name="danny_5f_news_5f_user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news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ext:soft-page-break/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ew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news_user</text:h>
      <table:table table:name="Таблица47" table:style-name="Таблица47">
        <table:table-column table:style-name="Таблица47.A" table:number-columns-repeated="3"/>
        <table:table-column table:style-name="Таблица47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news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ew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polling</text:h>
      <table:table table:name="danny_polling_data" table:style-name="danny_5f_polling_5f_data">
        <table:table-column table:style-name="danny_5f_polling_5f_data.A" table:number-columns-repeated="3"/>
        <table:table-column table:style-name="danny_5f_pollin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poll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_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  <table:table-row>
          <table:table-cell office:value-type="string">
            <text:p text:style-name="Standard">poll_star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oll_finish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oll_only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poll_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_dec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_ajax</text:p>
          </table:table-cell>
          <table:table-cell office:value-type="string">
            <text:p text:style-name="Standard">enum('no', 'yes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</table:table>
      <text:h text:style-name="Heading_20_2" text:outline-level="2" text:is-list-header="true">Table structure for table danny_polling</text:h>
      <table:table table:name="Таблица48" table:style-name="Таблица48">
        <table:table-column table:style-name="Таблица48.A" table:number-columns-repeated="3"/>
        <table:table-column table:style-name="Таблица48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poll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_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  <table:table-row>
          <table:table-cell office:value-type="string">
            <text:p text:style-name="Standard">poll_star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oll_finish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oll_only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poll_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_dec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_ajax</text:p>
          </table:table-cell>
          <table:table-cell office:value-type="string">
            <text:p text:style-name="Standard">enum('no', 'yes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</table:table>
      <text:h text:style-name="Heading_20_2" text:outline-level="2" text:is-list-header="true">Table structure for table danny_polling_comment</text:h>
      <table:table table:name="danny_polling_comment_data" table:style-name="danny_5f_polling_5f_comment_5f_data">
        <table:table-column table:style-name="danny_5f_polling_5f_comment_5f_data.A" table:number-columns-repeated="3"/>
        <table:table-column table:style-name="danny_5f_polling_5f_commen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polling_comment</text:h>
      <table:table table:name="Таблица49" table:style-name="Таблица49">
        <table:table-column table:style-name="Таблица49.A" table:number-columns-repeated="3"/>
        <table:table-column table:style-name="Таблица49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polling_vals</text:h>
      <table:table table:name="danny_polling_vals_data" table:style-name="danny_5f_polling_5f_vals_5f_data">
        <table:table-column table:style-name="danny_5f_polling_5f_vals_5f_data.A" table:number-columns-repeated="3"/>
        <table:table-column table:style-name="danny_5f_polling_5f_val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vals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vals_titl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vals_voice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vals_color</text:p>
          </table:table-cell>
          <table:table-cell office:value-type="string">
            <text:p text:style-name="Standard">varchar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smallint(2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polling_vals</text:h>
      <table:table table:name="Таблица50" table:style-name="Таблица50">
        <table:table-column table:style-name="Таблица50.A" table:number-columns-repeated="3"/>
        <table:table-column table:style-name="Таблица50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vals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vals_titl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vals_voice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vals_color</text:p>
          </table:table-cell>
          <table:table-cell office:value-type="string">
            <text:p text:style-name="Standard">varchar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smallint(2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polling_vote</text:h>
      <table:table table:name="danny_polling_vote_data" table:style-name="danny_5f_polling_5f_vote_5f_data">
        <table:table-column table:style-name="danny_5f_polling_5f_vote_5f_data.A" table:number-columns-repeated="3"/>
        <table:table-column table:style-name="danny_5f_polling_5f_vote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vote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votedat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vote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polling_vote</text:h>
      <table:table table:name="Таблица51" table:style-name="Таблица51">
        <table:table-column table:style-name="Таблица51.A" table:number-columns-repeated="3"/>
        <table:table-column table:style-name="Таблица51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vote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ll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ext:soft-page-break/>
        <table:table-row>
          <table:table-cell office:value-type="string">
            <text:p text:style-name="Standard">votedat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vote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settings</text:h>
      <table:table table:name="danny_settings_data" table:style-name="danny_5f_settings_5f_data">
        <table:table-column table:style-name="danny_5f_settings_5f_data.A" table:number-columns-repeated="3"/>
        <table:table-column table:style-name="danny_5f_setting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op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val</text:p>
          </table:table-cell>
          <table:table-cell office:value-type="string">
            <text:p text:style-name="Standard">medium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mark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etlang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code</text:p>
          </table:table-cell>
          <table:table-cell office:value-type="string">
            <text:p text:style-name="Standard">medium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valid</text:p>
          </table:table-cell>
          <table:table-cell office:value-type="string">
            <text:p text:style-name="Standard">medium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settings</text:h>
      <table:table table:name="Таблица52" table:style-name="Таблица52">
        <table:table-column table:style-name="Таблица52.A" table:number-columns-repeated="3"/>
        <table:table-column table:style-name="Таблица52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op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val</text:p>
          </table:table-cell>
          <table:table-cell office:value-type="string">
            <text:p text:style-name="Standard">medium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mark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etlang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code</text:p>
          </table:table-cell>
          <table:table-cell office:value-type="string">
            <text:p text:style-name="Standard">medium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tvalid</text:p>
          </table:table-cell>
          <table:table-cell office:value-type="string">
            <text:p text:style-name="Standard">medium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smilie</text:h>
      <table:table table:name="danny_smilie_data" table:style-name="danny_5f_smilie_5f_data">
        <table:table-column table:style-name="danny_5f_smilie_5f_data.A" table:number-columns-repeated="3"/>
        <table:table-column table:style-name="danny_5f_smilie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mcode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malt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mimg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medium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smilie</text:h>
      <table:table table:name="Таблица53" table:style-name="Таблица53">
        <table:table-column table:style-name="Таблица53.A" table:number-columns-repeated="3"/>
        <table:table-column table:style-name="Таблица53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mcode</text:p>
          </table:table-cell>
          <table:table-cell office:value-type="string">
            <text:p text:style-name="Standard">varchar(1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malt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mimg</text:p>
          </table:table-cell>
          <table:table-cell office:value-type="string">
            <text:p text:style-name="Standard">varchar(10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medium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statis_ref</text:h>
      <table:table table:name="danny_statis_ref_data" table:style-name="danny_5f_statis_5f_ref_5f_data">
        <table:table-column table:style-name="danny_5f_statis_5f_ref_5f_data.A" table:number-columns-repeated="3"/>
        <table:table-column table:style-name="danny_5f_statis_5f_ref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ef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fdat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ef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statis_ref</text:h>
      <table:table table:name="Таблица54" table:style-name="Таблица54">
        <table:table-column table:style-name="Таблица54.A" table:number-columns-repeated="3"/>
        <table:table-column table:style-name="Таблица54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ef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fdat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ef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subscribe_archive</text:h>
      <table:table table:name="danny_subscribe_archive_data" table:style-name="danny_5f_subscribe_5f_archive_5f_data">
        <table:table-column table:style-name="danny_5f_subscribe_5f_archive_5f_data.A" table:number-columns-repeated="3"/>
        <table:table-column table:style-name="danny_5f_subscribe_5f_archive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archiv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ai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ormats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gnores</text:p>
          </table:table-cell>
          <table:table-cell office:value-type="string">
            <text:p text:style-name="Standard">enum('no', 'yes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  <table:table-row>
          <table:table-cell office:value-type="string">
            <text:p text:style-name="Standard">status</text:p>
          </table:table-cell>
          <table:table-cell office:value-type="string">
            <text:p text:style-name="Standard">enum('un', 'finish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un</text:p>
          </table:table-cell>
        </table:table-row>
        <table:table-row>
          <table:table-cell office:value-type="string">
            <text:p text:style-name="Standard">sen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ep</text:p>
          </table:table-cell>
          <table:table-cell office:value-type="string">
            <text:p text:style-name="Standard">int(5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subscribe_archive</text:h>
      <table:table table:name="Таблица55" table:style-name="Таблица55">
        <table:table-column table:style-name="Таблица55.A" table:number-columns-repeated="3"/>
        <table:table-column table:style-name="Таблица55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archiv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ai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formats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gnores</text:p>
          </table:table-cell>
          <table:table-cell office:value-type="string">
            <text:p text:style-name="Standard">enum('no', 'yes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o</text:p>
          </table:table-cell>
        </table:table-row>
        <table:table-row>
          <table:table-cell office:value-type="string">
            <text:p text:style-name="Standard">status</text:p>
          </table:table-cell>
          <table:table-cell office:value-type="string">
            <text:p text:style-name="Standard">enum('un', 'finish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un</text:p>
          </table:table-cell>
        </table:table-row>
        <table:table-row>
          <table:table-cell office:value-type="string">
            <text:p text:style-name="Standard">sen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ep</text:p>
          </table:table-cell>
          <table:table-cell office:value-type="string">
            <text:p text:style-name="Standard">int(5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subscribe_users</text:h>
      <table:table table:name="danny_subscribe_users_data" table:style-name="danny_5f_subscribe_5f_users_5f_data">
        <table:table-column table:style-name="danny_5f_subscribe_5f_users_5f_data.A" table:number-columns-repeated="3"/>
        <table:table-column table:style-name="danny_5f_subscribe_5f_user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ub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ub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ubmai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ubformat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ubcode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ubactive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e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<text:soft-page-break/>Table structure for table danny_subscribe_users</text:h>
      <table:table table:name="Таблица56" table:style-name="Таблица56">
        <table:table-column table:style-name="Таблица56.A" table:number-columns-repeated="3"/>
        <table:table-column table:style-name="Таблица56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ub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ub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ubmail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ubformat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ubcode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ubactive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e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users</text:h>
      <table:table table:name="danny_users_data" table:style-name="danny_5f_users_5f_data">
        <table:table-column table:style-name="danny_5f_users_5f_data.A" table:number-columns-repeated="3"/>
        <table:table-column table:style-name="danny_5f_users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ass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mail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gdat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vi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q</text:p>
          </table:table-cell>
          <table:table-cell office:value-type="string">
            <text:p text:style-name="Standard">varchar(1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sn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www</text:p>
          </table:table-cell>
          <table:table-cell office:value-type="string">
            <text:p text:style-name="Standard">varchar(2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ewpass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tivate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ive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locked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users</text:h>
      <table:table table:name="Таблица57" table:style-name="Таблица57">
        <table:table-column table:style-name="Таблица57.A" table:number-columns-repeated="3"/>
        <table:table-column table:style-name="Таблица57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pass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mail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gdat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vi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q</text:p>
          </table:table-cell>
          <table:table-cell office:value-type="string">
            <text:p text:style-name="Standard">varchar(1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sn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www</text:p>
          </table:table-cell>
          <table:table-cell office:value-type="string">
            <text:p text:style-name="Standard">varchar(2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newpass</text:p>
          </table:table-cell>
          <table:table-cell office:value-type="string">
            <text:p text:style-name="Standard">varchar(3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tivate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ive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locked</text:p>
          </table:table-cell>
          <table:table-cell office:value-type="string">
            <text:p text:style-name="Standard">int(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users_field</text:h>
      <table:table table:name="danny_users_field_data" table:style-name="danny_5f_users_5f_field_5f_data">
        <table:table-column table:style-name="danny_5f_users_5f_field_5f_data.A" table:number-columns-repeated="3"/>
        <table:table-column table:style-name="danny_5f_users_5f_field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serfield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<text:soft-page-break/>Table structure for table danny_users_field</text:h>
      <table:table table:name="Таблица58" table:style-name="Таблица58">
        <table:table-column table:style-name="Таблица58.A" table:number-columns-repeated="3"/>
        <table:table-column table:style-name="Таблица58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userfield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video</text:h>
      <table:table table:name="danny_video_data" table:style-name="danny_5f_video_5f_data">
        <table:table-column table:style-name="danny_5f_video_5f_data.A" table:number-columns-repeated="3"/>
        <table:table-column table:style-name="danny_5f_video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oc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siz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nam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lis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uth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ite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ail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ran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down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video</text:h>
      <table:table table:name="Таблица59" table:style-name="Таблица59">
        <table:table-column table:style-name="Таблица59.A" table:number-columns-repeated="3"/>
        <table:table-column table:style-name="Таблица59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ext:soft-page-break/>
        <table:table-row>
          <table:table-cell office:value-type="string">
            <text:p text:style-name="Standard">st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npublic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oc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xtsiz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escrip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keywords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shor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more</text:p>
          </table:table-cell>
          <table:table-cell office:value-type="string">
            <text:p text:style-name="Standard">long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extnotic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name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irrorsurl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elis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uth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ite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maildow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thumb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mage_align</text:p>
          </table:table-cell>
          <table:table-cell office:value-type="string">
            <text:p text:style-name="Standard">enum('left', 'right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left</text:p>
          </table:table-cell>
        </table:table-row>
        <table:table-row>
          <table:table-cell office:value-type="string">
            <text:p text:style-name="Standard">image_alt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i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ran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lastdown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otalrating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act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acc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lis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omments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tags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video_broken</text:h>
      <table:table table:name="danny_video_broken_data" table:style-name="danny_5f_video_5f_broken_5f_data">
        <table:table-column table:style-name="danny_5f_video_5f_broken_5f_data.A" table:number-columns-repeated="3"/>
        <table:table-column table:style-name="danny_5f_video_5f_broken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ro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rok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rok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video_broken</text:h>
      <table:table table:name="Таблица60" table:style-name="Таблица60">
        <table:table-column table:style-name="Таблица60.A" table:number-columns-repeated="3"/>
        <table:table-column table:style-name="Таблица60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brok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brok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rok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<text:soft-page-break/>Table structure for table danny_video_cat</text:h>
      <table:table table:name="danny_video_cat_data" table:style-name="danny_5f_video_5f_cat_5f_data">
        <table:table-column table:style-name="danny_5f_video_5f_cat_5f_data.A" table:number-columns-repeated="3"/>
        <table:table-column table:style-name="danny_5f_video_5f_ca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newsid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video_cat</text:h>
      <table:table table:name="Таблица61" table:style-name="Таблица61">
        <table:table-column table:style-name="Таблица61.A" table:number-columns-repeated="3"/>
        <table:table-column table:style-name="Таблица61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a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arent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at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nam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atdesc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posit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icon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ess</text:p>
          </table:table-cell>
          <table:table-cell office:value-type="string">
            <text:p text:style-name="Standard">enum('all', 'user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ll</text:p>
          </table:table-cell>
        </table:table-row>
        <table:table-row>
          <table:table-cell office:value-type="string">
            <text:p text:style-name="Standard">sort</text:p>
          </table:table-cell>
          <table:table-cell office:value-type="string">
            <text:p text:style-name="Standard">varchar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<text:bookmark-start text:name="__DdeLink__18872_808492657"/>newsid<text:bookmark-end text:name="__DdeLink__18872_808492657"/></text:p>
          </table:table-cell>
        </table:table-row>
        <table:table-row>
          <table:table-cell office:value-type="string">
            <text:p text:style-name="Standard">ord</text:p>
          </table:table-cell>
          <table:table-cell office:value-type="string">
            <text:p text:style-name="Standard">enum('asc', 'desc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asc</text:p>
          </table:table-cell>
        </table:table-row>
        <table:table-row>
          <table:table-cell office:value-type="string">
            <text:p text:style-name="Standard">rss</text:p>
          </table:table-cell>
          <table:table-cell office:value-type="string">
            <text:p text:style-name="Standard">enum('yes', 'no'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yes</text:p>
          </table:table-cell>
        </table:table-row>
        <table:table-row>
          <table:table-cell office:value-type="string">
            <text:p text:style-name="Standard">total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video_comment</text:h>
      <table:table table:name="danny_video_comment_data" table:style-name="danny_5f_video_5f_comment_5f_data">
        <table:table-column table:style-name="danny_5f_video_5f_comment_5f_data.A" table:number-columns-repeated="3"/>
        <table:table-column table:style-name="danny_5f_video_5f_comment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video_comment</text:h>
      <table:table table:name="Таблица62" table:style-name="Таблица62">
        <table:table-column table:style-name="Таблица62.A" table:number-columns-repeated="3"/>
        <table:table-column table:style-name="Таблица62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com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c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ext:soft-page-break/>
        <table:table-row>
          <table:table-cell office:value-type="string">
            <text:p text:style-name="Standard">cname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itle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text</text:p>
          </table:table-cell>
          <table:table-cell office:value-type="string">
            <text:p text:style-name="Standard">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p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anny_video_rating</text:h>
      <table:table table:name="danny_video_rating_data" table:style-name="danny_5f_video_5f_rating_5f_data">
        <table:table-column table:style-name="danny_5f_video_5f_rating_5f_data.A" table:number-columns-repeated="3"/>
        <table:table-column table:style-name="danny_5f_video_5f_ratin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ati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atin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video_rating</text:h>
      <table:table table:name="Таблица63" table:style-name="Таблица63">
        <table:table-column table:style-name="Таблица63.A" table:number-columns-repeated="3"/>
        <table:table-column table:style-name="Таблица63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ratin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own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  <table:table-row>
          <table:table-cell office:value-type="string">
            <text:p text:style-name="Standard">rating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rating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video_search</text:h>
      <table:table table:name="danny_video_search_data" table:style-name="danny_5f_video_5f_search_5f_data">
        <table:table-column table:style-name="danny_5f_video_5f_search_5f_data.A" table:number-columns-repeated="3"/>
        <table:table-column table:style-name="danny_5f_video_5f_search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video_search</text:h>
      <table:table table:name="Таблица64" table:style-name="Таблица64">
        <table:table-column table:style-name="Таблица64.A" table:number-columns-repeated="3"/>
        <table:table-column table:style-name="Таблица64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sea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ip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eatime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video_tag</text:h>
      <table:table table:name="danny_video_tag_data" table:style-name="danny_5f_video_5f_tag_5f_data">
        <table:table-column table:style-name="danny_5f_video_5f_tag_5f_data.A" table:number-columns-repeated="3"/>
        <table:table-column table:style-name="danny_5f_video_5f_tag_5f_data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h text:style-name="Heading_20_2" text:outline-level="2" text:is-list-header="true">Table structure for table danny_video_tag</text:h>
      <table:table table:name="Таблица65" table:style-name="Таблица65">
        <table:table-column table:style-name="Таблица65.A" table:number-columns-repeated="3"/>
        <table:table-column table:style-name="Таблица65.D"/>
        <table:table-row>
          <table:table-cell office:value-type="string">
            <text:p text:style-name="Standard">Field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</table:table-row>
        <table:table-row>
          <table:table-cell office:value-type="string">
            <text:p text:style-name="Standard">tagid</text:p>
          </table:table-cell>
          <table:table-cell office:value-type="string">
            <text:p text:style-name="Standard">int(11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cpu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tagword</text:p>
          </table:table-cell>
          <table:table-cell office:value-type="string">
            <text:p text:style-name="Standard">varchar(25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</table:table-row>
        <text:soft-page-break/>
        <table:table-row>
          <table:table-cell office:value-type="string">
            <text:p text:style-name="Standard">tagrating</text:p>
          </table:table-cell>
          <table:table-cell office:value-type="string">
            <text:p text:style-name="Standard">smallint(3) 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10m0$Build-2</meta:generator>
    <meta:initial-creator>phpMyAdmin 3.3.4</meta:initial-creator>
    <meta:creation-date>2016-05-11T08:01:32</meta:creation-date>
    <dc:date>2016-05-12T17:27:11.347764464</dc:date>
    <meta:editing-duration>PT6M4S</meta:editing-duration>
    <meta:editing-cycles>1</meta:editing-cycles>
    <meta:document-statistic meta:table-count="130" meta:image-count="0" meta:object-count="0" meta:page-count="33" meta:paragraph-count="4397" meta:word-count="5010" meta:character-count="28899" meta:non-whitespace-character-count="27852"/>
  </office:meta>
</office:document-meta>
</file>